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5BF0000008B8039C83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ystem" style:font-pitch="variable"/>
    <style:font-face style:name="Arial2" svg:font-family="Arial" style:font-adornments="Regular" style:font-family-generic="swiss" style:font-pitch="variable"/>
    <style:font-face style:name="Calibri" svg:font-family="Calibri" style:font-pitch="variable"/>
    <style:font-face style:name="Calibri1" svg:font-family="Calibri" style:font-family-generic="system" style:font-pitch="variable"/>
    <style:font-face style:name="Consolas" svg:font-family="Consolas" style:font-pitch="variable"/>
    <style:font-face style:name="Consolas1" svg:font-family="Consolas" style:font-family-generic="system" style:font-pitch="variable"/>
    <style:font-face style:name="Georgia" svg:font-family="Georgia"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office:font-face-decls>
  <office:automatic-styles>
    <style:style style:name="Táboa1" style:family="table">
      <style:table-properties style:width="15.505cm" fo:margin-left="0.018cm" fo:margin-top="0cm" fo:margin-bottom="0cm" table:align="left" style:writing-mode="page"/>
    </style:style>
    <style:style style:name="Táboa1.A" style:family="table-column">
      <style:table-column-properties style:column-width="5.106cm"/>
    </style:style>
    <style:style style:name="Táboa1.B" style:family="table-column">
      <style:table-column-properties style:column-width="10.398cm"/>
    </style:style>
    <style:style style:name="Táboa1.1" style:family="table-row">
      <style:table-row-properties style:min-row-height="0.741cm" fo:keep-together="auto"/>
    </style:style>
    <style:style style:name="Táboa1.A1" style:family="table-cell">
      <style:table-cell-properties style:vertical-align="" fo:background-color="transparent" fo:padding="0.076cm" fo:border="1pt solid #000000">
        <style:background-image/>
      </style:table-cell-properties>
    </style:style>
    <style:style style:name="Táboa1.2" style:family="table-row">
      <style:table-row-properties fo:keep-together="auto"/>
    </style:style>
    <style:style style:name="Táboa1.3" style:family="table-row">
      <style:table-row-properties fo:keep-together="auto"/>
    </style:style>
    <style:style style:name="Táboa1.4" style:family="table-row">
      <style:table-row-properties fo:keep-together="auto"/>
    </style:style>
    <style:style style:name="Táboa1.5" style:family="table-row">
      <style:table-row-properties fo:keep-together="auto"/>
    </style:style>
    <style:style style:name="Táboa1.6" style:family="table-row">
      <style:table-row-properties fo:keep-together="auto"/>
    </style:style>
    <style:style style:name="Táboa1.7" style:family="table-row">
      <style:table-row-properties fo:keep-together="auto"/>
    </style:style>
    <style:style style:name="Táboa1.8" style:family="table-row">
      <style:table-row-properties fo:keep-together="auto"/>
    </style:style>
    <style:style style:name="Táboa1.9" style:family="table-row">
      <style:table-row-properties fo:keep-together="auto"/>
    </style:style>
    <style:style style:name="Táboa2" style:family="table">
      <style:table-properties style:width="15.589cm" fo:margin-left="0.018cm" fo:margin-top="0cm" fo:margin-bottom="0cm" table:align="left" style:writing-mode="page"/>
    </style:style>
    <style:style style:name="Táboa2.A" style:family="table-column">
      <style:table-column-properties style:column-width="5.196cm"/>
    </style:style>
    <style:style style:name="Táboa2.1" style:family="table-row">
      <style:table-row-properties style:min-row-height="0.741cm" fo:keep-together="auto"/>
    </style:style>
    <style:style style:name="Táboa2.A1" style:family="table-cell">
      <style:table-cell-properties style:vertical-align="" fo:background-color="transparent" fo:padding="0.076cm" fo:border="1pt solid #000000">
        <style:background-image/>
      </style:table-cell-properties>
    </style:style>
    <style:style style:name="Táboa2.2" style:family="table-row">
      <style:table-row-properties style:min-row-height="0.788cm" fo:keep-together="auto"/>
    </style:style>
    <style:style style:name="Táboa3" style:family="table">
      <style:table-properties style:width="18.706cm" fo:margin-left="-1.667cm" fo:margin-top="0cm" fo:margin-bottom="0cm" fo:break-before="auto" fo:break-after="auto" table:align="left" style:writing-mode="page"/>
    </style:style>
    <style:style style:name="Táboa3.A" style:family="table-column">
      <style:table-column-properties style:column-width="18.706cm"/>
    </style:style>
    <style:style style:name="Táboa3.1" style:family="table-row">
      <style:table-row-properties fo:keep-together="auto"/>
    </style:style>
    <style:style style:name="Táboa3.A1" style:family="table-cell">
      <style:table-cell-properties style:vertical-align="" fo:background-color="#f8f8f8" fo:padding="0.176cm" fo:border="none">
        <style:background-image/>
      </style:table-cell-properties>
    </style:style>
    <style:style style:name="Táboa4" style:family="table">
      <style:table-properties style:width="15.584cm" fo:margin-left="0.012cm" fo:margin-top="0cm" fo:margin-bottom="0cm" table:align="left" style:writing-mode="page"/>
    </style:style>
    <style:style style:name="Táboa4.A" style:family="table-column">
      <style:table-column-properties style:column-width="2.91cm"/>
    </style:style>
    <style:style style:name="Táboa4.B" style:family="table-column">
      <style:table-column-properties style:column-width="3.175cm"/>
    </style:style>
    <style:style style:name="Táboa4.C" style:family="table-column">
      <style:table-column-properties style:column-width="3.784cm"/>
    </style:style>
    <style:style style:name="Táboa4.D" style:family="table-column">
      <style:table-column-properties style:column-width="1.586cm"/>
    </style:style>
    <style:style style:name="Táboa4.E" style:family="table-column">
      <style:table-column-properties style:column-width="2.434cm"/>
    </style:style>
    <style:style style:name="Táboa4.F" style:family="table-column">
      <style:table-column-properties style:column-width="1.695cm"/>
    </style:style>
    <style:style style:name="Táboa4.1" style:family="table-row">
      <style:table-row-properties style:min-row-height="1.042cm" fo:keep-together="auto"/>
    </style:style>
    <style:style style:name="Táboa4.A1" style:family="table-cell">
      <style:table-cell-properties style:vertical-align="" fo:padding="0.076cm" fo:border="0.75pt solid #000000"/>
    </style:style>
    <style:style style:name="Táboa4.2" style:family="table-row">
      <style:table-row-properties style:min-row-height="0.873cm" fo:keep-together="auto"/>
    </style:style>
    <style:style style:name="Táboa4.A7" style:family="table-cell">
      <style:table-cell-properties style:vertical-align="" fo:padding="0.076cm" fo:border-left="0.75pt solid #000000" fo:border-right="0.75pt solid #000000" fo:border-top="none" fo:border-bottom="0.75pt solid #000000"/>
    </style:style>
    <style:style style:name="Táboa5" style:family="table">
      <style:table-properties style:width="15.61cm" fo:margin-left="0.012cm" fo:margin-top="0cm" fo:margin-bottom="0cm" table:align="left" style:writing-mode="page"/>
    </style:style>
    <style:style style:name="Táboa5.A" style:family="table-column">
      <style:table-column-properties style:column-width="3.122cm"/>
    </style:style>
    <style:style style:name="Táboa5.B" style:family="table-column">
      <style:table-column-properties style:column-width="4.126cm"/>
    </style:style>
    <style:style style:name="Táboa5.C" style:family="table-column">
      <style:table-column-properties style:column-width="4.551cm"/>
    </style:style>
    <style:style style:name="Táboa5.D" style:family="table-column">
      <style:table-column-properties style:column-width="3.812cm"/>
    </style:style>
    <style:style style:name="Táboa5.1" style:family="table-row">
      <style:table-row-properties style:min-row-height="0.979cm" fo:keep-together="auto"/>
    </style:style>
    <style:style style:name="Táboa5.A1" style:family="table-cell">
      <style:table-cell-properties style:vertical-align="" fo:background-color="transparent" fo:padding="0.076cm" fo:border="0.75pt solid #000000">
        <style:background-image/>
      </style:table-cell-properties>
    </style:style>
    <style:style style:name="Táboa5.2" style:family="table-row">
      <style:table-row-properties style:min-row-height="0.873cm" fo:keep-together="auto"/>
    </style:style>
    <style:style style:name="Táboa5.A5" style:family="table-cell">
      <style:table-cell-properties style:vertical-align="" fo:background-color="transparent" fo:padding="0.076cm" fo:border-left="0.75pt solid #000000" fo:border-right="0.75pt solid #000000" fo:border-top="none" fo:border-bottom="0.75pt solid #000000">
        <style:background-image/>
      </style:table-cell-properties>
    </style:style>
    <style:style style:name="P1" style:family="paragraph" style:parent-style-name="normal">
      <style:paragraph-properties fo:margin-top="0cm" fo:margin-bottom="0.282cm" style:contextual-spacing="false" fo:line-height="100%"/>
    </style:style>
    <style:style style:name="P2" style:family="paragraph" style:parent-style-name="Heading_20_2">
      <style:paragraph-properties fo:margin-top="0cm" fo:margin-bottom="0.141cm" style:contextual-spacing="false" fo:line-height="115%" fo:text-align="justify" style:justify-single-word="false" fo:break-before="page"/>
    </style:style>
    <style:style style:name="P3" style:family="paragraph" style:parent-style-name="Heading_20_2">
      <style:paragraph-properties fo:line-height="115%" fo:text-align="justify" style:justify-single-word="false"/>
    </style:style>
    <style:style style:name="P4" style:family="paragraph" style:parent-style-name="Heading_20_3">
      <style:paragraph-properties fo:line-height="115%" fo:text-align="justify" style:justify-single-word="false"/>
    </style:style>
    <style:style style:name="P5" style:family="paragraph" style:parent-style-name="Heading_20_4">
      <style:paragraph-properties fo:line-height="115%" fo:text-align="justify" style:justify-single-word="false"/>
    </style:style>
    <style:style style:name="P6" style:family="paragraph" style:parent-style-name="normal">
      <style:paragraph-properties fo:margin-top="0.353cm" fo:margin-bottom="0.282cm" style:contextual-spacing="false" fo:line-height="100%" fo:text-align="end" style:justify-single-word="false"/>
    </style:style>
    <style:style style:name="P7" style:family="paragraph" style:parent-style-name="normal" style:master-page-name="Standard">
      <style:paragraph-properties fo:line-height="115%" fo:text-align="justify" style:justify-single-word="false" style:page-number="1"/>
    </style:style>
    <style:style style:name="P8" style:family="paragraph" style:parent-style-name="normal">
      <style:paragraph-properties fo:line-height="115%" fo:text-align="justify" style:justify-single-word="false"/>
    </style:style>
    <style:style style:name="P9" style:family="paragraph" style:parent-style-name="normal">
      <style:paragraph-properties fo:margin-top="0cm" fo:margin-bottom="0cm" style:contextual-spacing="false" fo:line-height="115%" fo:text-align="justify" style:justify-single-word="false"/>
    </style:style>
    <style:style style:name="P10" style:family="paragraph" style:parent-style-name="normal">
      <style:paragraph-properties fo:margin-top="0cm" fo:margin-bottom="0.282cm" style:contextual-spacing="false" fo:line-height="115%" fo:text-align="justify" style:justify-single-word="false" fo:break-before="page"/>
    </style:style>
    <style:style style:name="P11" style:family="paragraph" style:parent-style-name="normal">
      <style:paragraph-properties fo:margin-left="0cm" fo:line-height="115%" fo:text-align="justify" style:justify-single-word="false" fo:text-indent="0cm" style:auto-text-indent="false"/>
    </style:style>
    <style:style style:name="P12" style:family="paragraph" style:parent-style-name="normal" style:list-style-name="WWNum4">
      <style:paragraph-properties fo:margin-left="1.27cm" fo:margin-top="0cm" fo:margin-bottom="0cm" style:contextual-spacing="false" fo:line-height="115%" fo:text-align="justify" style:justify-single-word="false" fo:text-indent="-0.635cm" style:auto-text-indent="false"/>
    </style:style>
    <style:style style:name="P13" style:family="paragraph" style:parent-style-name="normal" style:list-style-name="WWNum4">
      <style:paragraph-properties fo:margin-left="1.27cm" fo:line-height="115%" fo:text-align="justify" style:justify-single-word="false" fo:text-indent="-0.635cm" style:auto-text-indent="false"/>
    </style:style>
    <style:style style:name="P14" style:family="paragraph" style:parent-style-name="normal" style:list-style-name="WWNum4">
      <style:paragraph-properties fo:margin-left="2.54cm" fo:margin-top="0cm" fo:margin-bottom="0cm" style:contextual-spacing="false" fo:line-height="115%" fo:text-align="justify" style:justify-single-word="false" fo:text-indent="-0.635cm" style:auto-text-indent="false"/>
    </style:style>
    <style:style style:name="P15" style:family="paragraph" style:parent-style-name="normal" style:list-style-name="WWNum4">
      <style:paragraph-properties fo:margin-left="2.54cm" fo:line-height="115%" fo:text-align="justify" style:justify-single-word="false" fo:text-indent="-0.635cm" style:auto-text-indent="false"/>
    </style:style>
    <style:style style:name="P16" style:family="paragraph" style:parent-style-name="normal" style:list-style-name="WWNum2">
      <style:paragraph-properties fo:margin-left="1.27cm" fo:margin-top="0cm" fo:margin-bottom="0cm" style:contextual-spacing="false" fo:line-height="115%" fo:text-align="justify" style:justify-single-word="false" fo:text-indent="-0.635cm" style:auto-text-indent="false"/>
    </style:style>
    <style:style style:name="P17" style:family="paragraph" style:parent-style-name="normal" style:list-style-name="WWNum2">
      <style:paragraph-properties fo:margin-left="2.54cm" fo:margin-top="0cm" fo:margin-bottom="0cm" style:contextual-spacing="false" fo:line-height="115%" fo:text-align="justify" style:justify-single-word="false" fo:text-indent="-0.635cm" style:auto-text-indent="false"/>
    </style:style>
    <style:style style:name="P18" style:family="paragraph" style:parent-style-name="normal" style:list-style-name="WWNum2">
      <style:paragraph-properties fo:margin-left="2.54cm" fo:line-height="115%" fo:text-align="justify" style:justify-single-word="false" fo:text-indent="-0.635cm" style:auto-text-indent="false"/>
    </style:style>
    <style:style style:name="P19" style:family="paragraph" style:parent-style-name="normal" style:list-style-name="WWNum1">
      <style:paragraph-properties fo:margin-left="1.27cm" fo:margin-top="0cm" fo:margin-bottom="0cm" style:contextual-spacing="false" fo:line-height="115%" fo:text-align="justify" style:justify-single-word="false" fo:text-indent="-0.635cm" style:auto-text-indent="false"/>
    </style:style>
    <style:style style:name="P20" style:family="paragraph" style:parent-style-name="normal" style:list-style-name="WWNum1">
      <style:paragraph-properties fo:margin-left="1.27cm" fo:line-height="115%" fo:text-align="justify" style:justify-single-word="false" fo:text-indent="-0.635cm" style:auto-text-indent="false"/>
    </style:style>
    <style:style style:name="P21" style:family="paragraph" style:parent-style-name="normal" style:list-style-name="WWNum1">
      <style:paragraph-properties fo:margin-left="2.54cm" fo:margin-top="0cm" fo:margin-bottom="0cm" style:contextual-spacing="false" fo:line-height="115%" fo:text-align="justify" style:justify-single-word="false" fo:text-indent="-0.635cm" style:auto-text-indent="false"/>
    </style:style>
    <style:style style:name="P22" style:family="paragraph" style:parent-style-name="normal" style:list-style-name="WWNum1">
      <style:paragraph-properties fo:margin-left="2.54cm" fo:line-height="115%" fo:text-align="justify" style:justify-single-word="false" fo:text-indent="-0.635cm" style:auto-text-indent="false"/>
    </style:style>
    <style:style style:name="P23" style:family="paragraph" style:parent-style-name="normal">
      <style:paragraph-properties fo:margin-top="0.353cm" fo:margin-bottom="0.282cm" style:contextual-spacing="false" fo:line-height="115%" fo:text-align="justify" style:justify-single-word="false"/>
    </style:style>
    <style:style style:name="P24" style:family="paragraph" style:parent-style-name="normal" style:list-style-name="WWNum3">
      <style:paragraph-properties fo:margin-left="1.27cm" fo:margin-top="0cm" fo:margin-bottom="0cm" style:contextual-spacing="false" fo:line-height="115%" fo:text-align="justify" style:justify-single-word="false" fo:text-indent="-0.635cm" style:auto-text-indent="false"/>
    </style:style>
    <style:style style:name="P25" style:family="paragraph" style:parent-style-name="normal" style:list-style-name="WWNum3">
      <style:paragraph-properties fo:margin-left="2.54cm" fo:margin-top="0cm" fo:margin-bottom="0cm" style:contextual-spacing="false" fo:line-height="115%" fo:text-align="justify" style:justify-single-word="false" fo:text-indent="-0.635cm" style:auto-text-indent="false"/>
    </style:style>
    <style:style style:name="P26" style:family="paragraph" style:parent-style-name="normal" style:list-style-name="WWNum3">
      <style:paragraph-properties fo:margin-left="3.81cm" fo:margin-top="0cm" fo:margin-bottom="0cm" style:contextual-spacing="false" fo:line-height="115%" fo:text-align="justify" style:justify-single-word="false" fo:text-indent="-0.635cm" style:auto-text-indent="false"/>
    </style:style>
    <style:style style:name="P27" style:family="paragraph" style:parent-style-name="normal" style:list-style-name="WWNum3">
      <style:paragraph-properties fo:margin-left="5.08cm" fo:margin-top="0cm" fo:margin-bottom="0cm" style:contextual-spacing="false" fo:line-height="115%" fo:text-align="justify" style:justify-single-word="false" fo:text-indent="-0.635cm" style:auto-text-indent="false"/>
    </style:style>
    <style:style style:name="P28" style:family="paragraph" style:parent-style-name="normal" style:list-style-name="WWNum3">
      <style:paragraph-properties fo:margin-left="5.08cm" fo:line-height="115%" fo:text-align="justify" style:justify-single-word="false" fo:text-indent="-0.635cm" style:auto-text-indent="false"/>
    </style:style>
    <style:style style:name="P29" style:family="paragraph" style:parent-style-name="normal" style:list-style-name="WWNum3">
      <style:paragraph-properties fo:margin-left="6.35cm" fo:margin-top="0cm" fo:margin-bottom="0cm" style:contextual-spacing="false" fo:line-height="115%" fo:text-align="justify" style:justify-single-word="false" fo:text-indent="-0.635cm" style:auto-text-indent="false"/>
    </style:style>
    <style:style style:name="P30" style:family="paragraph" style:parent-style-name="normal" style:list-style-name="WWNum3">
      <style:paragraph-properties fo:margin-left="7.62cm" fo:margin-top="0cm" fo:margin-bottom="0cm" style:contextual-spacing="false" fo:line-height="115%" fo:text-align="justify" style:justify-single-word="false" fo:text-indent="-0.635cm" style:auto-text-indent="false"/>
    </style:style>
    <style:style style:name="P31" style:family="paragraph" style:parent-style-name="normal">
      <style:paragraph-properties fo:margin-top="0cm" fo:margin-bottom="0cm" style:contextual-spacing="false" fo:line-height="115%" fo:text-align="center" style:justify-single-word="false"/>
    </style:style>
    <style:style style:name="P32" style:family="paragraph" style:parent-style-name="normal">
      <style:paragraph-properties fo:line-height="115%" fo:text-align="center" style:justify-single-word="false"/>
    </style:style>
    <style:style style:name="P3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join-border="false"/>
    </style:style>
    <style:style style:name="P34" style:family="paragraph" style:parent-style-name="normal">
      <style:paragraph-properties fo:margin-top="0cm" fo:margin-bottom="0cm" style:contextual-spacing="false" fo:line-height="115%"/>
    </style:style>
    <style:style style:name="P35" style:family="paragraph" style:parent-style-name="normal">
      <style:paragraph-properties fo:line-height="115%" fo:text-align="justify" style:justify-single-word="false"/>
      <style:text-properties style:font-name="Arial" style:font-name-asian="Arial1" style:font-name-complex="Arial1"/>
    </style:style>
    <style:style style:name="P36" style:family="paragraph" style:parent-style-name="normal">
      <style:paragraph-properties fo:margin-top="0cm" fo:margin-bottom="0cm" style:contextual-spacing="false" fo:line-height="115%" fo:text-align="justify" style:justify-single-word="false"/>
      <style:text-properties style:font-name="Arial" style:font-name-asian="Arial1" style:font-name-complex="Arial1"/>
    </style:style>
    <style:style style:name="P37" style:family="paragraph" style:parent-style-name="normal">
      <style:paragraph-properties fo:margin-left="0cm" fo:line-height="115%" fo:text-align="justify" style:justify-single-word="false" fo:text-indent="0cm" style:auto-text-indent="false"/>
      <style:text-properties style:font-name="Arial" style:font-name-asian="Arial1" style:font-name-complex="Arial1"/>
    </style:style>
    <style:style style:name="P38" style:family="paragraph" style:parent-style-name="normal">
      <style:paragraph-properties fo:margin-top="0cm" fo:margin-bottom="0cm" style:contextual-spacing="false" fo:line-height="115%" fo:text-align="justify" style:justify-single-word="false"/>
      <style:text-properties style:font-name="Arial" officeooo:paragraph-rsid="0008087e" style:font-name-asian="Arial1" style:font-name-complex="Arial1"/>
    </style:style>
    <style:style style:name="P39" style:family="paragraph" style:parent-style-name="normal">
      <style:paragraph-properties fo:margin-top="0cm" fo:margin-bottom="0cm" style:contextual-spacing="false" fo:line-height="115%" fo:text-align="center" style:justify-single-word="false"/>
      <style:text-properties style:font-name="Arial" style:font-name-asian="Arial1" style:font-name-complex="Arial1"/>
    </style:style>
    <style:style style:name="P40" style:family="paragraph" style:parent-style-name="normal">
      <style:paragraph-properties fo:margin-top="0cm" fo:margin-bottom="0cm" style:contextual-spacing="false" fo:line-height="115%" fo:text-align="center" style:justify-single-word="false"/>
      <style:text-properties style:font-name="Arial" officeooo:paragraph-rsid="0008087e" style:font-name-asian="Arial1" style:font-name-complex="Arial1"/>
    </style:style>
    <style:style style:name="P41" style:family="paragraph" style:parent-style-name="normal">
      <style:paragraph-properties fo:margin-top="0cm" fo:margin-bottom="0cm" style:contextual-spacing="false" fo:line-height="115%" fo:text-align="justify" style:justify-single-word="false"/>
      <style:text-properties style:font-name="Arial" officeooo:rsid="0008087e" officeooo:paragraph-rsid="0008087e" style:font-name-asian="Arial1" style:font-name-complex="Arial1"/>
    </style:style>
    <style:style style:name="P42" style:family="paragraph" style:parent-style-name="normal">
      <style:paragraph-properties fo:margin-top="0cm" fo:margin-bottom="0cm" style:contextual-spacing="false" fo:line-height="115%" fo:text-align="center" style:justify-single-word="false"/>
      <style:text-properties style:font-name="Arial" officeooo:rsid="0008087e" officeooo:paragraph-rsid="0008087e" style:font-name-asian="Arial1" style:font-name-complex="Arial1"/>
    </style:style>
    <style:style style:name="P43" style:family="paragraph" style:parent-style-name="normal">
      <style:paragraph-properties fo:line-height="115%" fo:text-align="justify" style:justify-single-word="false"/>
      <style:text-properties style:font-name="Arial" fo:font-weight="bold" style:font-name-asian="Arial1" style:font-weight-asian="bold" style:font-name-complex="Arial1"/>
    </style:style>
    <style:style style:name="P44" style:family="paragraph" style:parent-style-name="normal">
      <style:paragraph-properties fo:margin-left="0cm" fo:line-height="115%" fo:text-align="justify" style:justify-single-word="false" fo:text-indent="0cm" style:auto-text-indent="false"/>
      <style:text-properties style:font-name="Arial" fo:font-size="12pt" fo:font-weight="bold" style:font-name-asian="Arial1" style:font-size-asian="12pt" style:font-weight-asian="bold" style:font-name-complex="Arial1" style:font-size-complex="12pt"/>
    </style:style>
    <style:style style:name="T1" style:family="text">
      <style:text-properties style:font-name="Arial" style:font-name-asian="Arial1" style:font-name-complex="Arial1"/>
    </style:style>
    <style:style style:name="T2" style:family="text">
      <style:text-properties style:font-name="Arial" fo:font-weight="bold" style:font-name-asian="Arial1" style:font-weight-asian="bold" style:font-name-complex="Arial1"/>
    </style:style>
    <style:style style:name="T3" style:family="text">
      <style:text-properties style:font-name="Arial" fo:font-weight="bold" officeooo:rsid="00070333" style:font-name-asian="Arial1" style:font-weight-asian="bold" style:font-name-complex="Arial1"/>
    </style:style>
    <style:style style:name="T4" style:family="text">
      <style:text-properties style:font-name="Arial" fo:font-size="12pt" fo:font-weight="bold" style:font-name-asian="Arial1" style:font-size-asian="12pt" style:font-weight-asian="bold" style:font-name-complex="Arial1" style:font-size-complex="12pt"/>
    </style:style>
    <style:style style:name="T5" style:family="text">
      <style:text-properties style:font-name="Arial" fo:font-size="10pt" style:font-name-asian="Arial1" style:font-size-asian="10pt" style:font-name-complex="Arial1" style:font-size-complex="10pt"/>
    </style:style>
    <style:style style:name="T6" style:family="text">
      <style:text-properties style:font-name="Arial" fo:font-style="italic" style:font-name-asian="Arial1" style:font-style-asian="italic" style:font-name-complex="Arial1"/>
    </style:style>
    <style:style style:name="T7" style:family="text">
      <style:text-properties style:font-name="Arial" fo:font-style="italic" style:text-underline-style="none" style:font-name-asian="Arial1" style:font-style-asian="italic" style:font-name-complex="Arial1"/>
    </style:style>
    <style:style style:name="T8" style:family="text">
      <style:text-properties fo:color="#333333" loext:opacity="100%" style:font-name="Arial" fo:font-size="12pt" fo:background-color="#ffffff" loext:char-shading-value="0" style:font-name-asian="Arial1" style:font-size-asian="12pt" style:font-name-complex="Arial1" style:font-size-complex="12pt"/>
    </style:style>
    <style:style style:name="T9" style:family="text">
      <style:text-properties fo:color="#333333" loext:opacity="100%" style:font-name="Consolas" fo:font-size="10pt" fo:font-weight="bold" fo:background-color="#f8f8f8" loext:char-shading-value="0" style:font-name-asian="Consolas1" style:font-size-asian="10pt" style:font-weight-asian="bold" style:font-name-complex="Consolas1" style:font-size-complex="10pt"/>
    </style:style>
    <style:style style:name="T10" style:family="text">
      <style:text-properties fo:color="#333333" loext:opacity="100%" style:font-name="Consolas" fo:font-size="10pt" fo:background-color="#f8f8f8" loext:char-shading-value="0" style:font-name-asian="Consolas1" style:font-size-asian="10pt" style:font-name-complex="Consolas1" style:font-size-complex="10pt"/>
    </style:style>
    <style:style style:name="T1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1" style:font-size-asian="11pt" style:font-style-asian="normal" style:font-weight-asian="normal" style:font-name-complex="Arial1" style:font-size-complex="11pt"/>
    </style:style>
    <style:style style:name="T12" style:family="text">
      <style:text-properties fo:font-variant="normal" fo:text-transform="none" fo:color="#000000" loext:opacity="100%" style:text-line-through-style="none" style:text-line-through-type="none" style:text-position="0% 100%" style:font-name="Arial" fo:font-size="11pt" fo:font-style="normal" fo:background-color="transparent" loext:char-shading-value="0" style:font-name-asian="Arial1" style:font-size-asian="11pt" style:font-style-asian="normal" style:font-name-complex="Arial1" style:font-size-complex="11pt"/>
    </style:style>
    <style:style style:name="T13" style:family="text">
      <style:text-properties fo:font-variant="normal" fo:text-transform="none" fo:color="#000000" loext:opacity="100%" style:text-line-through-style="none" style:text-line-through-type="none" style:text-position="0% 100%" style:font-name="Arial" fo:font-size="11pt" fo:font-style="normal" fo:font-weight="bold" fo:background-color="transparent" loext:char-shading-value="0" style:font-name-asian="Arial1" style:font-size-asian="11pt" style:font-style-asian="normal" style:font-weight-asian="bold" style:font-name-complex="Arial1" style:font-size-complex="11pt"/>
    </style:style>
    <style:style style:name="T14" style:family="text">
      <style:text-properties fo:font-variant="normal" fo:text-transform="none" fo:color="#000000" loext:opacity="100%" style:text-line-through-style="none" style:text-line-through-type="none" style:text-position="0% 100%" fo:font-size="11pt" fo:font-style="normal" fo:background-color="transparent" loext:char-shading-value="0" style:font-size-asian="11pt" style:font-style-asian="normal" style:font-size-complex="11pt"/>
    </style:style>
    <style:style style:name="T15" style:family="text">
      <style:text-properties style:font-name="Arial Unicode MS" style:font-name-asian="Arial Unicode MS1" style:font-name-complex="Arial Unicode MS1"/>
    </style:style>
    <style:style style:name="T16" style:family="text">
      <style:text-properties fo:color="#188038" loext:opacity="100%" style:font-name="Arial" style:font-name-asian="Arial1" style:font-name-complex="Arial1"/>
    </style:style>
    <style:style style:name="T17" style:family="text">
      <style:text-properties fo:color="#999988" loext:opacity="100%" style:font-name="Consolas" fo:font-size="10pt" fo:font-style="italic" fo:background-color="#f8f8f8" loext:char-shading-value="0" style:font-name-asian="Consolas1" style:font-size-asian="10pt" style:font-style-asian="italic" style:font-name-complex="Consolas1" style:font-size-complex="10pt"/>
    </style:style>
    <style:style style:name="T18" style:family="text">
      <style:text-properties fo:color="#445588" loext:opacity="100%" style:font-name="Consolas" fo:font-size="10pt" fo:font-weight="bold" fo:background-color="#f8f8f8" loext:char-shading-value="0" style:font-name-asian="Consolas1" style:font-size-asian="10pt" style:font-weight-asian="bold" style:font-name-complex="Consolas1" style:font-size-complex="10pt"/>
    </style:style>
    <style:style style:name="T19" style:family="text">
      <style:text-properties fo:color="#990000" loext:opacity="100%" style:font-name="Consolas" fo:font-size="10pt" fo:font-weight="bold" fo:background-color="#f8f8f8" loext:char-shading-value="0" style:font-name-asian="Consolas1" style:font-size-asian="10pt" style:font-weight-asian="bold" style:font-name-complex="Consolas1" style:font-size-complex="10pt"/>
    </style:style>
    <style:style style:name="T20" style:family="text">
      <style:text-properties fo:color="#008080" loext:opacity="100%" style:font-name="Consolas" fo:font-size="10pt" fo:background-color="#f8f8f8" loext:char-shading-value="0" style:font-name-asian="Consolas1" style:font-size-asian="10pt" style:font-name-complex="Consolas1" style:font-size-complex="10pt"/>
    </style:style>
    <style:style style:name="T21" style:family="text">
      <style:text-properties fo:color="#dd1144" loext:opacity="100%" style:font-name="Consolas" fo:font-size="10pt" fo:background-color="#f8f8f8" loext:char-shading-value="0" style:font-name-asian="Consolas1" style:font-size-asian="10pt" style:font-name-complex="Consolas1" style:font-size-complex="10pt"/>
    </style:style>
    <style:style style:name="T22" style:family="text">
      <style:text-properties officeooo:rsid="0008087e"/>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2"><text:span text:style-name="T2">Nombre y apellidos: </text:span><text:span text:style-name="T3">Nicolás Primoy Pucheta</text:span></text:p>
      <text:p text:style-name="P8" loext:marker-style-name="T1"><text:span text:style-name="T2">DNI: </text:span><text:span text:style-name="T3">39455949R</text:span></text:p>
      <table:table table:name="Táboa1" table:style-name="Táboa1">
        <table:table-column table:style-name="Táboa1.A"/>
        <table:table-column table:style-name="Táboa1.B"/>
        <table:table-row table:style-name="Táboa1.1">
          <table:table-cell table:style-name="Táboa1.A1" table:number-columns-spanned="2" office:value-type="string">
            <text:p text:style-name="P31" loext:marker-style-name="T2"><text:span text:style-name="T2">Examen Segunda Evaluación </text:span><text:span text:style-name="T2"/></text:p>
          </table:table-cell>
          <table:covered-table-cell/>
        </table:table-row>
        <table:table-row table:style-name="Táboa1.2">
          <table:table-cell table:style-name="Táboa1.A1" office:value-type="string">
            <text:p text:style-name="P9" loext:marker-style-name="T2"><text:span text:style-name="T2">Módulo</text:span><text:span text:style-name="T2"/></text:p>
          </table:table-cell>
          <table:table-cell table:style-name="Táboa1.A1" office:value-type="string">
            <text:p text:style-name="P9" loext:marker-style-name="T2"><text:span text:style-name="T2">Contornos de Desenvolvemento</text:span><text:span text:style-name="T2"/></text:p>
          </table:table-cell>
        </table:table-row>
        <table:table-row table:style-name="Táboa1.3">
          <table:table-cell table:style-name="Táboa1.A1" office:value-type="string">
            <text:p text:style-name="P9" loext:marker-style-name="T2"><text:span text:style-name="T2">Fecha</text:span><text:span text:style-name="T2"/></text:p>
          </table:table-cell>
          <table:table-cell table:style-name="Táboa1.A1" office:value-type="string">
            <text:p text:style-name="P9" loext:marker-style-name="T2"><text:span text:style-name="T2">03/04/2025</text:span><text:span text:style-name="T2"/></text:p>
          </table:table-cell>
        </table:table-row>
        <table:table-row table:style-name="Táboa1.4">
          <table:table-cell table:style-name="Táboa1.A1" office:value-type="string">
            <text:p text:style-name="P9" loext:marker-style-name="T2"><text:span text:style-name="T2">Hora</text:span><text:span text:style-name="T2"/></text:p>
          </table:table-cell>
          <table:table-cell table:style-name="Táboa1.A1" office:value-type="string">
            <text:p text:style-name="P9" loext:marker-style-name="T2"><text:span text:style-name="T2">16:00 (llamamiento 15:45)</text:span><text:span text:style-name="T2"/></text:p>
          </table:table-cell>
        </table:table-row>
        <table:table-row table:style-name="Táboa1.5">
          <table:table-cell table:style-name="Táboa1.A1" office:value-type="string">
            <text:p text:style-name="P9" loext:marker-style-name="T2"><text:span text:style-name="T2">Ciclo</text:span><text:span text:style-name="T2"/></text:p>
          </table:table-cell>
          <table:table-cell table:style-name="Táboa1.A1" office:value-type="string">
            <text:p text:style-name="P9" loext:marker-style-name="T2"><text:span text:style-name="T2">DAM</text:span><text:span text:style-name="T2"/></text:p>
          </table:table-cell>
        </table:table-row>
        <table:table-row table:style-name="Táboa1.6">
          <table:table-cell table:style-name="Táboa1.A1" office:value-type="string">
            <text:p text:style-name="P9" loext:marker-style-name="T2"><text:span text:style-name="T2">Régimen </text:span><text:span text:style-name="T2"/></text:p>
          </table:table-cell>
          <table:table-cell table:style-name="Táboa1.A1" office:value-type="string">
            <text:p text:style-name="P9" loext:marker-style-name="T2"><text:span text:style-name="T2">Adultos</text:span><text:span text:style-name="T2"/></text:p>
          </table:table-cell>
        </table:table-row>
        <table:table-row table:style-name="Táboa1.7">
          <table:table-cell table:style-name="Táboa1.A1" office:value-type="string">
            <text:p text:style-name="P9" loext:marker-style-name="T2"><text:span text:style-name="T2">Modalidad </text:span><text:span text:style-name="T2"/></text:p>
          </table:table-cell>
          <table:table-cell table:style-name="Táboa1.A1" office:value-type="string">
            <text:p text:style-name="P9" loext:marker-style-name="T2"><text:span text:style-name="T2">Presencial</text:span><text:span text:style-name="T2"/></text:p>
          </table:table-cell>
        </table:table-row>
        <table:table-row table:style-name="Táboa1.8">
          <table:table-cell table:style-name="Táboa1.A1" office:value-type="string">
            <text:p text:style-name="P9" loext:marker-style-name="T2"><text:span text:style-name="T2">Duración</text:span><text:span text:style-name="T2"/></text:p>
          </table:table-cell>
          <table:table-cell table:style-name="Táboa1.A1" office:value-type="string">
            <text:p text:style-name="P9" loext:marker-style-name="T2"><text:span text:style-name="T2">2h 15’</text:span><text:span text:style-name="T2"/></text:p>
          </table:table-cell>
        </table:table-row>
        <table:table-row table:style-name="Táboa1.9">
          <table:table-cell table:style-name="Táboa1.A1" office:value-type="string">
            <text:p text:style-name="P9" loext:marker-style-name="T2"><text:span text:style-name="T2">Puntuación máxima</text:span><text:span text:style-name="T2"/></text:p>
          </table:table-cell>
          <table:table-cell table:style-name="Táboa1.A1" office:value-type="string">
            <text:p text:style-name="P9" loext:marker-style-name="T2"><text:span text:style-name="T2">7</text:span><text:span text:style-name="T2"/></text:p>
          </table:table-cell>
        </table:table-row>
      </table:table>
      <text:p text:style-name="P35" loext:marker-style-name="T1"/>
      <text:p text:style-name="P8" loext:marker-style-name="T2"><text:span text:style-name="T2">Calificación</text:span><text:span text:style-name="T2"/></text:p>
      <table:table table:name="Táboa2" table:style-name="Táboa2">
        <table:table-column table:style-name="Táboa2.A" table:number-columns-repeated="3"/>
        <table:table-row table:style-name="Táboa2.1">
          <table:table-cell table:style-name="Táboa2.A1" office:value-type="string">
            <text:p text:style-name="P31" loext:marker-style-name="T2"><text:span text:style-name="T2">Parte 1</text:span><text:span text:style-name="T2"/></text:p>
          </table:table-cell>
          <table:table-cell table:style-name="Táboa2.A1" office:value-type="string">
            <text:p text:style-name="P31" loext:marker-style-name="T2"><text:span text:style-name="T2">Parte 2</text:span><text:span text:style-name="T2"/></text:p>
          </table:table-cell>
          <table:table-cell table:style-name="Táboa2.A1" office:value-type="string">
            <text:p text:style-name="P31" loext:marker-style-name="T2"><text:span text:style-name="T2">Total</text:span><text:span text:style-name="T2"/></text:p>
          </table:table-cell>
        </table:table-row>
        <table:table-row table:style-name="Táboa2.2">
          <table:table-cell table:style-name="Táboa2.A1" office:value-type="string">
            <text:p text:style-name="P31" loext:marker-style-name="T2"><text:span text:style-name="T2">3</text:span><text:span text:style-name="T2"/></text:p>
          </table:table-cell>
          <table:table-cell table:style-name="Táboa2.A1" office:value-type="string">
            <text:p text:style-name="P31" loext:marker-style-name="T2"><text:span text:style-name="T2">4</text:span><text:span text:style-name="T2"/></text:p>
          </table:table-cell>
          <table:table-cell table:style-name="Táboa2.A1" office:value-type="string">
            <text:p text:style-name="P31" loext:marker-style-name="T2"><text:span text:style-name="T2">7</text:span><text:span text:style-name="T2"/></text:p>
          </table:table-cell>
        </table:table-row>
        <table:table-row table:style-name="Táboa2.2">
          <table:table-cell table:style-name="Táboa2.A1" office:value-type="string">
            <text:p text:style-name="P36" loext:marker-style-name="T1"/>
          </table:table-cell>
          <table:table-cell table:style-name="Táboa2.A1" office:value-type="string">
            <text:p text:style-name="P36" loext:marker-style-name="T1"/>
          </table:table-cell>
          <table:table-cell table:style-name="Táboa2.A1" office:value-type="string">
            <text:p text:style-name="P36" loext:marker-style-name="T1"/>
          </table:table-cell>
        </table:table-row>
      </table:table>
      <text:p text:style-name="P43" loext:marker-style-name="T2"/>
      <text:p text:style-name="P43" loext:marker-style-name="T2"/>
      <text:p text:style-name="P43" loext:marker-style-name="T2"/>
      <text:p text:style-name="P10" loext:marker-style-name="T2"><text:span text:style-name="T2">Instrucciones generales</text:span><text:span text:style-name="T2"/></text:p>
      <text:p text:style-name="P8" loext:marker-style-name="T1"><text:span text:style-name="T1">El examen se realizará bajo el </text:span><text:span text:style-name="T2">sistema operativo Windows</text:span><text:span text:style-name="T1"> para realizar todas las actividades propuestas en él.</text:span></text:p>
      <text:p text:style-name="P8" loext:marker-style-name="T1"><text:span text:style-name="T1">Tendrás que entregar una memoria, en formato .pdf donde harás las explicaciones y capturas de pantalla de la ejecución de cada una de las preguntas. El nombre del fichero tendrá el formato</text:span><text:span text:style-name="T1"/></text:p>
      <text:p text:style-name="P32" loext:marker-style-name="T2"><text:span text:style-name="T2">apellido_nombre_examen_cd_t2.pdf</text:span><text:span text:style-name="T2"/></text:p>
      <text:p text:style-name="P8" loext:marker-style-name="T2"><text:span text:style-name="T2">Es muy importante recoger en dicho informe TODAS las operaciones realizadas, para que éstas sean evaluables. Puedes utilizar como plantilla para dicho informe el enunciado del examen, y contestar después de cada una de las preguntas.</text:span><text:span text:style-name="T2"/></text:p>
      <text:p text:style-name="P8" loext:marker-style-name="T1"><text:span text:style-name="T1">Para poder realizar alguno de los ejercicios, se proporcionan algunos ficheros adicionales. Puedes copiar todo el conjunto de ficheros para los ejercicios desde la tarea del aula virtual de la entrega del examen. </text:span><text:span text:style-name="T1"/></text:p>
      <text:p text:style-name="P8" loext:marker-style-name="T1"><text:span text:style-name="T1">Además, también tendrás que entregar ficheros adicionales en algunos de los ejercicios. Se indicará en cada uno de ellos qué debes entregar.</text:span><text:span text:style-name="T1"/></text:p>
      <text:p text:style-name="P8" loext:marker-style-name="T1"><text:span text:style-name="T1">Todos los archivos, incluida la memoria realizada, deben añadirse a un archivo comprimido llamado </text:span><text:span text:style-name="T1"/></text:p>
      <text:p text:style-name="P32" loext:marker-style-name="T2"><text:span text:style-name="T2">apellido_nombre_examen_cd_t2.zip</text:span><text:span text:style-name="T2"/></text:p>
      <text:p text:style-name="P8" loext:marker-style-name="T1"><text:span text:style-name="T1">Dentro de ese archivo .zip debes añadir la memoria en pdf y una carpeta de archivos por cada ejercicio, siguiendo el esquema </text:span><text:span text:style-name="T2">indicado al final del examen</text:span><text:span text:style-name="T1">. El archivo resultante tendrás que entregarlo en la tarea correspondiente del aula virtual.</text:span></text:p>
      <text:p text:style-name="P8" loext:marker-style-name="T1"><text:span text:style-name="T1">Podrás responder al examen tanto en castellano como en gallego.</text:span><text:span text:style-name="T1"/></text:p>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44" loext:marker-style-name="T4"/>
      <text:p text:style-name="P2" loext:marker-style-name="T1"><text:bookmark text:name="_e58mngg93k4e"/><text:span text:style-name="T1">Parte 1: Diseño orientado a objetos</text:span><text:span text:style-name="T1"/></text:p>
      <text:p text:style-name="P4" loext:marker-style-name="T1"><text:bookmark text:name="_t08l719hxrcy"/><text:span text:style-name="T1">Ejercicio 1 - Modelado UML de una Aplicación de Gestión de Fórmula 1 (3 puntos)</text:span><text:span text:style-name="T1"/></text:p>
      <text:p text:style-name="P8" loext:marker-style-name="T1"><text:span text:style-name="T1">Una empresa de software desea desarrollar una aplicación para gestionar los </text:span><text:span text:style-name="T2">equipos y carreras de Fórmula 1</text:span><text:span text:style-name="T1">. Se necesita modelar el sistema de manera que represente correctamente las entidades principales y sus relaciones.</text:span></text:p>
      <text:p text:style-name="P8" loext:marker-style-name="T1"><text:span text:style-name="T8">💡 </text:span><text:span text:style-name="T1">Nota: Tan solo es necesario modelar las clases indicadas, pudiendo omitir otros detalles o clases auxiliares. No es necesario añadir los getters y setters de los atributos salvo que se considere relevante para el modelo. </text:span><text:span text:style-name="T2">Requisitos del modelo:</text:span></text:p>
      <text:p text:style-name="P11" loext:marker-style-name="T1"><text:span text:style-name="T2">Escuderías y Pilotos</text:span><text:span text:style-name="T1">:</text:span></text:p>
      <text:list text:style-name="WWNum4">
        <text:list-item>
          <text:p text:style-name="P12" loext:marker-style-name="T11"><text:span text:style-name="T1">Cada escudería de Fórmula 1 tiene </text:span><text:span text:style-name="T2">un nombre</text:span><text:span text:style-name="T1"> (por ejemplo, </text:span><text:span text:style-name="T2">Mercedes-AMG Petronas</text:span><text:span text:style-name="T1">, </text:span><text:span text:style-name="T2">Red Bull Racing</text:span><text:span text:style-name="T1">) y una sede (ciudad).</text:span></text:p>
        </text:list-item>
        <text:list-item>
          <text:p text:style-name="P12" loext:marker-style-name="T11"><text:span text:style-name="T1">Una escudería </text:span><text:span text:style-name="T2">tiene dos pilotos principales</text:span><text:span text:style-name="T1"> y puede tener o no pilotos de reserva.</text:span></text:p>
        </text:list-item>
        <text:list-item>
          <text:p text:style-name="P12" loext:marker-style-name="T11"><text:span text:style-name="T1">Los pilotos tienen atributos como </text:span><text:span text:style-name="T2">nombre, nacionalidad, número de carreras disputadas y puntos acumulados a lo largo de su carrera</text:span><text:span text:style-name="T1">.</text:span></text:p>
        </text:list-item>
        <text:list-item>
          <text:p text:style-name="P12" loext:marker-style-name="T11"><text:span text:style-name="T1">Existen </text:span><text:span text:style-name="T2">dos tipos de pilotos</text:span><text:span text:style-name="T1">:</text:span></text:p>
          <text:list>
            <text:list-item>
              <text:p text:style-name="P14" loext:marker-style-name="T11"><text:span text:style-name="T2">Piloto Oficial</text:span><text:span text:style-name="T15"> → Corre en las carreras y suma puntos para el equipo.</text:span></text:p>
            </text:list-item>
            <text:list-item>
              <text:p text:style-name="P15" loext:marker-style-name="T11"><text:span text:style-name="T2">Piloto de Reserva</text:span><text:span text:style-name="T15"> → No participa en carreras, pero puede sustituir a un piloto titular si es necesario. Un piloto reserva puede sustituir a pilotos de diferentes escuderías.</text:span></text:p>
            </text:list-item>
          </text:list>
        </text:list-item>
      </text:list>
      <text:p text:style-name="P11" loext:marker-style-name="T1"><text:span text:style-name="T2">Temporada, carreras y circuitos</text:span><text:span text:style-name="T1">:</text:span></text:p>
      <text:list text:continue-numbering="true" text:style-name="WWNum4">
        <text:list-item>
          <text:p text:style-name="P12" loext:marker-style-name="T11"><text:span text:style-name="T1">Una </text:span><text:span text:style-name="T2">temporada</text:span><text:span text:style-name="T1"> de Fórmula 1 se realiza en </text:span><text:span text:style-name="T2">un año natural</text:span><text:span text:style-name="T1"> y cuenta con </text:span><text:span text:style-name="T2">un conjunto de equipos participantes y un conjunto de carreras</text:span><text:span text:style-name="T1">.</text:span></text:p>
          <text:list>
            <text:list-item>
              <text:p text:style-name="P14" loext:marker-style-name="T11"><text:span text:style-name="T1">Cada temporada se compone de </text:span><text:span text:style-name="T2">varios Grandes Premios</text:span><text:span text:style-name="T1"> (carreras) que se celebran en diferentes circuitos. En una temporada, no puede haber menos de 5 grandes premios, ni más de 24.</text:span></text:p>
            </text:list-item>
            <text:list-item>
              <text:p text:style-name="P14" loext:marker-style-name="T14"><text:span text:style-name="T1">Cada equipo participa en todas las carreras de la temporada.</text:span><text:span text:style-name="T12"/></text:p>
            </text:list-item>
          </text:list>
        </text:list-item>
        <text:list-item>
          <text:p text:style-name="P12" loext:marker-style-name="T11"><text:span text:style-name="T1">Un </text:span><text:span text:style-name="T2">circuito</text:span><text:span text:style-name="T1"> tiene </text:span><text:span text:style-name="T2">nombre, ubicación y longitud en metros</text:span><text:span text:style-name="T1">.</text:span></text:p>
        </text:list-item>
        <text:list-item>
          <text:p text:style-name="P12" loext:marker-style-name="T11"><text:span text:style-name="T1">Cada </text:span><text:span text:style-name="T2">Gran Premio (carrera)</text:span><text:span text:style-name="T1"> se realiza en un circuito</text:span><text:span text:style-name="T2"> específico</text:span><text:span text:style-name="T1"> y tiene una </text:span><text:span text:style-name="T2">fecha de realización</text:span><text:span text:style-name="T1">. Sin embargo, en un mismo circuito pueden celebrarse múltiples Grandes Premios (carreras) de una misma temporada. Por ejemplo, en una misma temporada, el circuito Red Bull Ring de Austria albergó dos Grandes Premios: el Gran Premio de Austria y el Gran Premio de Styria.</text:span></text:p>
        </text:list-item>
        <text:list-item>
          <text:p text:style-name="P13" loext:marker-style-name="T11"><text:span text:style-name="T1">Se deben registrar los </text:span><text:span text:style-name="T2">resultados de la carrera</text:span><text:span text:style-name="T1">, con los puntos obtenidos por cada piloto según su posición en la parrilla de llegada.</text:span></text:p>
        </text:list-item>
      </text:list>
      <text:p text:style-name="P4" loext:marker-style-name="T1"><text:bookmark text:name="_ipo2hr623im0"/><text:soft-page-break/><text:span text:style-name="T1">Instrucciones:</text:span><text:span text:style-name="T1"/></text:p>
      <text:list text:style-name="WWNum2">
        <text:list-item>
          <text:p text:style-name="P16" loext:marker-style-name="T11"><text:span text:style-name="T2">Crear el diagrama de clases UML en Draw.io</text:span><text:span text:style-name="T1"> que represente los elementos descritos. </text:span><text:span text:style-name="T2">Utiliza correctamente los siguientes conceptos:</text:span></text:p>
          <text:list>
            <text:list-item>
              <text:p text:style-name="P17" loext:marker-style-name="T14"><text:span text:style-name="T2">Herencia</text:span><text:span text:style-name="T13"/></text:p>
            </text:list-item>
            <text:list-item>
              <text:p text:style-name="P17" loext:marker-style-name="T11"><text:span text:style-name="T2">Interfaces</text:span><text:span text:style-name="T1"> (si existiesen).</text:span></text:p>
            </text:list-item>
            <text:list-item>
              <text:p text:style-name="P17" loext:marker-style-name="T14"><text:span text:style-name="T2">Relaciones</text:span><text:span text:style-name="T13"/></text:p>
            </text:list-item>
            <text:list-item>
              <text:p text:style-name="P17" loext:marker-style-name="T14"><text:span text:style-name="T2">Atributos estáticos</text:span><text:span text:style-name="T13"/></text:p>
            </text:list-item>
            <text:list-item>
              <text:p text:style-name="P17" loext:marker-style-name="T11"><text:span text:style-name="T2">Métodos relevantes</text:span><text:span text:style-name="T1"> (no incluyas constructores ni getters/setters).</text:span></text:p>
            </text:list-item>
            <text:list-item>
              <text:p text:style-name="P18" loext:marker-style-name="T11"><text:span text:style-name="T2">Multiplicidades</text:span><text:span text:style-name="T1"> (en las relaciones que proceda).</text:span></text:p>
            </text:list-item>
          </text:list>
        </text:list-item>
      </text:list>
      <text:p text:style-name="P8" loext:marker-style-name="T1"><text:span text:style-name="T1">Utiliza la </text:span><text:span text:style-name="T2">notación UML</text:span><text:span text:style-name="T1"> adecuada para la representación de todos los elementos. </text:span><text:span text:style-name="T2">Exporta el diagrama en formato PNG</text:span><text:span text:style-name="T1"> y </text:span><text:span text:style-name="T2">adjúntalo al examen</text:span><text:span text:style-name="T1">. Escribe en el documento del examen todos los comentarios que consideres necesarios. Trata de añadir las posibles aclaraciones o restricciones del diagrama utilizando notas.</text:span></text:p>
      <text:p text:style-name="P3" loext:marker-style-name="T1"><text:bookmark text:name="_kxeaw9db6qj8"/><text:span text:style-name="T1">Parte 2: Diseño y realización de pruebas</text:span><text:span text:style-name="T1"/></text:p>
      <text:p text:style-name="P4" loext:marker-style-name="T1"><text:bookmark text:name="_pbk99vhzn7na"/><text:span text:style-name="T1">Ejercicio 2 – Diseño e Implementación de Pruebas para un Sistema de Gestión de Taxis (4 puntos)</text:span><text:span text:style-name="T1"/></text:p>
      <text:p text:style-name="P8" loext:marker-style-name="T1"><text:span text:style-name="T1">Una compañía de taxis necesita un sistema para </text:span><text:span text:style-name="T2">calcular el precio de un trayecto</text:span><text:span text:style-name="T1"> basado en los siguientes criterios:</text:span></text:p>
      <text:list text:style-name="WWNum1">
        <text:list-item>
          <text:p text:style-name="P19" loext:marker-style-name="T11"><text:span text:style-name="T2">Tarifa base</text:span><text:span text:style-name="T1">: El coste mínimo de cualquier viaje es de </text:span><text:span text:style-name="T2">3.50€</text:span><text:span text:style-name="T1">.</text:span></text:p>
        </text:list-item>
        <text:list-item>
          <text:p text:style-name="P19" loext:marker-style-name="T11"><text:span text:style-name="T2">coste por distancia</text:span><text:span text:style-name="T1">:</text:span></text:p>
          <text:list>
            <text:list-item>
              <text:p text:style-name="P21" loext:marker-style-name="T11"><text:span text:style-name="T2">Hasta 5 km:</text:span><text:span text:style-name="T1"> 1.20€/km.</text:span></text:p>
            </text:list-item>
            <text:list-item>
              <text:p text:style-name="P21" loext:marker-style-name="T11"><text:span text:style-name="T2">De 5 a 15 km:</text:span><text:span text:style-name="T1"> 1.00€/km.</text:span></text:p>
            </text:list-item>
            <text:list-item>
              <text:p text:style-name="P21" loext:marker-style-name="T11"><text:span text:style-name="T2">Más de 15 km:</text:span><text:span text:style-name="T1"> 0.80€/km.</text:span></text:p>
            </text:list-item>
          </text:list>
        </text:list-item>
        <text:list-item>
          <text:p text:style-name="P19" loext:marker-style-name="T11"><text:span text:style-name="T2">coste por tiempo</text:span><text:span text:style-name="T1"> (solo si la velocidad promedio es menor a 10 km/h): <text:s/></text:span><text:span text:style-name="T2">0.50€ por minuto</text:span><text:span text:style-name="T1"> si el vehículo está detenido o en tráfico.</text:span></text:p>
        </text:list-item>
        <text:list-item>
          <text:p text:style-name="P19" loext:marker-style-name="T11"><text:span text:style-name="T2">Suplemento nocturno</text:span><text:span text:style-name="T1">: Si el viaje ocurre entre </text:span><text:span text:style-name="T2">22:00 y 6:00</text:span><text:span text:style-name="T1">, se aplica un </text:span><text:span text:style-name="T2">recargo del 20%</text:span><text:span text:style-name="T1"> sobre el total.</text:span></text:p>
        </text:list-item>
        <text:list-item>
          <text:p text:style-name="P19" loext:marker-style-name="T11"><text:span text:style-name="T2">Suplemento por día festivo</text:span><text:span text:style-name="T1">: Si el viaje ocurre en un día festivo, se aplica un </text:span><text:span text:style-name="T2">recargo fijo de 5€</text:span><text:span text:style-name="T1">.</text:span></text:p>
        </text:list-item>
        <text:list-item>
          <text:p text:style-name="P19" loext:marker-style-name="T11"><text:span text:style-name="T2">Requisitos adicionales</text:span><text:span text:style-name="T1">:</text:span></text:p>
          <text:list>
            <text:list-item>
              <text:p text:style-name="P21" loext:marker-style-name="T11"><text:span text:style-name="T1">Si la distancia o el tiempo ingresado es negativo, el sistema debe lanzar una </text:span><text:span text:style-name="T2">excepción</text:span><text:span text:style-name="T1"> (</text:span><text:span text:style-name="T16">IllegalArgumentException</text:span><text:span text:style-name="T1">).</text:span></text:p>
            </text:list-item>
            <text:list-item>
              <text:p text:style-name="P22" loext:marker-style-name="T11"><text:span text:style-name="T1">El cálculo de la tarifa debe ser </text:span><text:span text:style-name="T2">redondeado a dos decimales</text:span><text:span text:style-name="T1">.</text:span></text:p>
            </text:list-item>
          </text:list>
        </text:list-item>
      </text:list>
      <text:p text:style-name="P8" loext:marker-style-name="T1"><text:span text:style-name="T1">Además, la compañía quiere analizar el </text:span><text:span text:style-name="T2">tipo de trayectos</text:span><text:span text:style-name="T1"> realizados por sus clientes, por lo que también se incluye una funcionalidad para clasificar las tarifas, que debe cumplir los siguientes requisitos:</text:span></text:p>
      <text:list text:continue-numbering="true" text:style-name="WWNum1">
        <text:list-item>
          <text:p text:style-name="P19" loext:marker-style-name="T11"><text:soft-page-break/><text:span text:style-name="T1">Si el </text:span><text:span text:style-name="T2">coste total es inferior a 5€</text:span><text:span text:style-name="T1">, el trayecto se considera </text:span><text:span text:style-name="T2">económico</text:span><text:span text:style-name="T1">.</text:span></text:p>
        </text:list-item>
        <text:list-item>
          <text:p text:style-name="P19" loext:marker-style-name="T11"><text:span text:style-name="T1">Si el </text:span><text:span text:style-name="T2">coste total es entre 5 y 15€</text:span><text:span text:style-name="T1">, el trayecto se considera </text:span><text:span text:style-name="T2">estándar</text:span><text:span text:style-name="T1">.</text:span></text:p>
        </text:list-item>
        <text:list-item>
          <text:p text:style-name="P20" loext:marker-style-name="T11"><text:span text:style-name="T1">Si el </text:span><text:span text:style-name="T2">coste total es superior a 15€</text:span><text:span text:style-name="T1">, el trayecto se considera </text:span><text:span text:style-name="T2">premium</text:span><text:span text:style-name="T1">.</text:span></text:p>
        </text:list-item>
      </text:list>
      <text:p text:style-name="P8" loext:marker-style-name="T1"><text:span text:style-name="T1">Para ello, se crea una aplicación Java con una clase </text:span><text:span text:style-name="T16">GestorTaxis</text:span><text:span text:style-name="T1"> que incluye el método </text:span><text:span text:style-name="T16">calcularTarifa()</text:span><text:span text:style-name="T1"> y </text:span><text:span text:style-name="T16">clasificarTarifa()</text:span><text:span text:style-name="T1"> :</text:span></text:p>
      <table:table table:name="Táboa3" table:style-name="Táboa3">
        <table:table-column table:style-name="Táboa3.A"/>
        <table:table-row table:style-name="Táboa3.1">
          <table:table-cell table:style-name="Táboa3.A1" office:value-type="string">
            <text:p text:style-name="P33" loext:marker-style-name="T17"><text:span text:style-name="T9">public</text:span><text:span text:style-name="T10"> </text:span><text:span text:style-name="T9">class</text:span><text:span text:style-name="T10"> </text:span><text:span text:style-name="T18">GestorTaxi</text:span><text:span text:style-name="T10"> {<text:line-break/><text:line-break/> <text:s text:c="3"/></text:span><text:span text:style-name="T9">public</text:span><text:span text:style-name="T10"> </text:span><text:span text:style-name="T9">static</text:span><text:span text:style-name="T10"> </text:span><text:span text:style-name="T9">double</text:span><text:span text:style-name="T10"> </text:span><text:span text:style-name="T19">calcularTarifa</text:span><text:span text:style-name="T10">(</text:span><text:span text:style-name="T9">double</text:span><text:span text:style-name="T10"> distanciaKm, </text:span><text:span text:style-name="T9">int</text:span><text:span text:style-name="T10"> tiempoMin, </text:span><text:span text:style-name="T9">boolean</text:span><text:span text:style-name="T10"> esNocturno, </text:span><text:span text:style-name="T9">boolean</text:span><text:span text:style-name="T10"> esFestivo) {<text:line-break/> <text:s text:c="7"/></text:span><text:span text:style-name="T9">if</text:span><text:span text:style-name="T10"> (distanciaKm &lt; </text:span><text:span text:style-name="T20">0</text:span><text:span text:style-name="T10"> || tiempoMin &lt; </text:span><text:span text:style-name="T20">0</text:span><text:span text:style-name="T10">) {<text:line-break/> <text:s text:c="11"/></text:span><text:span text:style-name="T9">throw</text:span><text:span text:style-name="T10"> </text:span><text:span text:style-name="T9">new</text:span><text:span text:style-name="T10"> IllegalArgumentException(</text:span><text:span text:style-name="T21">"Distancia y tiempo no pueden ser negativos."</text:span><text:span text:style-name="T10">);<text:line-break/> <text:s text:c="7"/>}<text:line-break/><text:line-break/> <text:s text:c="7"/></text:span><text:span text:style-name="T9">double</text:span><text:span text:style-name="T10"> tarifaBase = </text:span><text:span text:style-name="T20">3.50</text:span><text:span text:style-name="T10">;<text:line-break/> <text:s text:c="7"/></text:span><text:span text:style-name="T9">double</text:span><text:span text:style-name="T10"> costeDistancia;<text:line-break/> <text:s text:c="7"/></text:span><text:span text:style-name="T9">double</text:span><text:span text:style-name="T10"> costeTiempo = </text:span><text:span text:style-name="T20">0.0</text:span><text:span text:style-name="T10">;<text:line-break/> <text:s text:c="7"/></text:span><text:span text:style-name="T9">double</text:span><text:span text:style-name="T10"> total;<text:line-break/><text:line-break/> <text:s text:c="7"/></text:span><text:span text:style-name="T9">if</text:span><text:span text:style-name="T10"> (distanciaKm &lt;= </text:span><text:span text:style-name="T20">5</text:span><text:span text:style-name="T10">) {<text:line-break/> <text:s text:c="11"/>costeDistancia = distanciaKm * </text:span><text:span text:style-name="T20">1.20</text:span><text:span text:style-name="T10">;<text:line-break/> <text:s text:c="7"/>} </text:span><text:span text:style-name="T9">else</text:span><text:span text:style-name="T10"> </text:span><text:span text:style-name="T9">if</text:span><text:span text:style-name="T10"> (distanciaKm &lt;= </text:span><text:span text:style-name="T20">15</text:span><text:span text:style-name="T10">) {<text:line-break/> <text:s text:c="11"/>costeDistancia = (</text:span><text:span text:style-name="T20">5</text:span><text:span text:style-name="T10"> * </text:span><text:span text:style-name="T20">1.20</text:span><text:span text:style-name="T10">) + ((distanciaKm - </text:span><text:span text:style-name="T20">5</text:span><text:span text:style-name="T10">) * </text:span><text:span text:style-name="T20">1.00</text:span><text:span text:style-name="T10">);<text:line-break/> <text:s text:c="7"/>} </text:span><text:span text:style-name="T9">else</text:span><text:span text:style-name="T10"> {<text:line-break/> <text:s text:c="11"/>costeDistancia = (</text:span><text:span text:style-name="T20">5</text:span><text:span text:style-name="T10"> * </text:span><text:span text:style-name="T20">1.20</text:span><text:span text:style-name="T10">) + (</text:span><text:span text:style-name="T20">10</text:span><text:span text:style-name="T10"> * </text:span><text:span text:style-name="T20">1.00</text:span><text:span text:style-name="T10">) + ((distanciaKm - </text:span><text:span text:style-name="T20">15</text:span><text:span text:style-name="T10">) * </text:span><text:span text:style-name="T20">0.80</text:span><text:span text:style-name="T10">);<text:line-break/> <text:s text:c="7"/>}<text:line-break/><text:line-break/> <text:s text:c="7"/></text:span><text:span text:style-name="T9">if</text:span><text:span text:style-name="T10"> (distanciaKm &gt; </text:span><text:span text:style-name="T20">0</text:span><text:span text:style-name="T10"> &amp;&amp; (distanciaKm / (tiempoMin / </text:span><text:span text:style-name="T20">60.0</text:span><text:span text:style-name="T10">)) &lt; </text:span><text:span text:style-name="T20">10</text:span><text:span text:style-name="T10">) {<text:line-break/> <text:s text:c="11"/>costeTiempo = tiempoMin * </text:span><text:span text:style-name="T20">0.50</text:span><text:span text:style-name="T10">;<text:line-break/> <text:s text:c="7"/>}<text:line-break/><text:line-break/> <text:s text:c="7"/>total = tarifaBase + costeDistancia + costeTiempo;<text:line-break/><text:line-break/> <text:s text:c="7"/></text:span><text:span text:style-name="T9">if</text:span><text:span text:style-name="T10"> (esNocturno) {<text:line-break/> <text:s text:c="11"/>total *= </text:span><text:span text:style-name="T20">1.20</text:span><text:span text:style-name="T10">;<text:line-break/> <text:s text:c="7"/>}<text:line-break/><text:line-break/> <text:s text:c="7"/></text:span><text:span text:style-name="T9">if</text:span><text:span text:style-name="T10"> (esFestivo) {<text:line-break/> <text:s text:c="11"/>total += </text:span><text:span text:style-name="T20">5.00</text:span><text:span text:style-name="T10">;<text:line-break/> <text:s text:c="7"/>}<text:line-break/><text:line-break/> <text:s text:c="7"/></text:span><text:span text:style-name="T9">return</text:span><text:span text:style-name="T10"> Math.round(total * </text:span><text:span text:style-name="T20">100.0</text:span><text:span text:style-name="T10">) / </text:span><text:span text:style-name="T20">100.0</text:span><text:span text:style-name="T10">;<text:line-break/> <text:s text:c="3"/>}<text:line-break/> <text:s text:c="3"/></text:span><text:span text:style-name="T17">/** <text:line-break/></text:span><text:soft-page-break/><text:span text:style-name="T17"> <text:s text:c="4"/>* Método para clasificar la tarifa según su valor.</text:span></text:p>
            <text:p text:style-name="P33" loext:marker-style-name="T17"><text:span text:style-name="T17"><text:s text:c="5"/>* Si el coste total es inferior a 5€, el trayecto se considera económico.</text:span><text:span text:style-name="T17"/></text:p>
            <text:p text:style-name="P33" loext:marker-style-name="T17"><text:span text:style-name="T17"><text:s text:c="5"/>* Si el coste total es entre 5 y 15€, el trayecto se considera estándar.</text:span><text:span text:style-name="T17"/></text:p>
            <text:p text:style-name="P33" loext:marker-style-name="T17"><text:span text:style-name="T17"><text:s text:c="5"/>* Si el coste total es superior a 15€, el trayecto se considera premium.</text:span><text:span text:style-name="T17"/></text:p>
            <text:p text:style-name="P33" loext:marker-style-name="T5"><text:span text:style-name="T17"><text:s text:c="5"/>* Tendrá gestión para valores de tarifa inválidos<text:line-break/> <text:s text:c="4"/>* Se usará para diseñar tests de caja negra sin conocer la implementación interna.<text:line-break/> <text:s text:c="4"/>*/</text:span><text:span text:style-name="T10"><text:line-break/> <text:s text:c="3"/></text:span><text:span text:style-name="T9">public</text:span><text:span text:style-name="T10"> </text:span><text:span text:style-name="T9">static</text:span><text:span text:style-name="T10"> String </text:span><text:span text:style-name="T19">clasificarTarifa</text:span><text:span text:style-name="T10">(</text:span><text:span text:style-name="T9">double</text:span><text:span text:style-name="T10"> tarifa) { <text:line-break/> <text:s text:c="7"/></text:span><text:span text:style-name="T17">// Implementación pendiente</text:span><text:span text:style-name="T10"><text:line-break/> <text:s text:c="3"/>}</text:span></text:p>
          </table:table-cell>
        </table:table-row>
      </table:table>
      <text:p text:style-name="P23" loext:marker-style-name="T1"><text:span text:style-name="T1">Puedes encontrar el proyecto de Intellij IDEA sobre el que trabajar en los archivos proporcionados para el examen.</text:span><text:span text:style-name="T1"/></text:p>
      <text:p text:style-name="P5" loext:marker-style-name="T1"><text:bookmark text:name="_x7zpqyumimsm"/><text:span text:style-name="T1">Apartado 1: Diseño de Pruebas de Caja Negra (1 punto)</text:span><text:span text:style-name="T1"/></text:p>
      <text:p text:style-name="P8" loext:marker-style-name="T1"><text:span text:style-name="T1">Realiza el diseño de pruebas de caja negra para el método </text:span><text:span text:style-name="T16">clasificarTarifa()</text:span><text:span text:style-name="T1"> siguiendo los siguientes pasos:</text:span></text:p>
      <text:list text:continue-numbering="true" text:style-name="WWNum1">
        <text:list-item>
          <text:p text:style-name="P19" loext:marker-style-name="T14"><text:span text:style-name="T1">Definir </text:span><text:span text:style-name="T2">particiones de equivalencia y valores límite</text:span><text:span text:style-name="T1">.</text:span></text:p>
        </text:list-item>
        <text:list-item>
          <text:p text:style-name="P19" loext:marker-style-name="T14"><text:span text:style-name="T1">Identificar los </text:span><text:span text:style-name="T2">escenarios relevantes y sus valores de entrada</text:span><text:span text:style-name="T1">.</text:span></text:p>
        </text:list-item>
        <text:list-item>
          <text:p text:style-name="P20" loext:marker-style-name="T14"><text:span text:style-name="T1">Define los </text:span><text:span text:style-name="T2">casos de prueba</text:span><text:span text:style-name="T1"> con los datos de entrada y salida esperados.</text:span></text:p>
        </text:list-item>
      </text:list>
      <text:p text:style-name="P8" loext:marker-style-name="T1"><text:span text:style-name="T1">Añade en esta memoria toda la información necesaria, así como aclaraciones y decisiones tomadas al respecto. Puedes utilizar las tablas propuestas en los apuntes para ello. </text:span><text:span text:style-name="T1"/></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row table:style-name="Táboa4.1">
          <table:table-cell table:style-name="Táboa4.A1" office:value-type="string">
            <text:p text:style-name="P34" loext:marker-style-name="T1"><text:span text:style-name="T1">Condición de entrada</text:span><text:span text:style-name="T1"/></text:p>
          </table:table-cell>
          <table:table-cell table:style-name="Táboa4.A1" office:value-type="string">
            <text:p text:style-name="P34" loext:marker-style-name="T1"><text:span text:style-name="T1">Clase de equivalencia</text:span><text:span text:style-name="T1"/></text:p>
          </table:table-cell>
          <table:table-cell table:style-name="Táboa4.A1" office:value-type="string">
            <text:p text:style-name="P34" loext:marker-style-name="T1"><text:span text:style-name="T1">Clases válidas</text:span><text:span text:style-name="T1"/></text:p>
          </table:table-cell>
          <table:table-cell table:style-name="Táboa4.A1" office:value-type="string">
            <text:p text:style-name="P34" loext:marker-style-name="T1"><text:span text:style-name="T1">COD</text:span><text:span text:style-name="T1"/></text:p>
          </table:table-cell>
          <table:table-cell table:style-name="Táboa4.A1" office:value-type="string">
            <text:p text:style-name="P34" loext:marker-style-name="T1"><text:span text:style-name="T1">Clases no válidas</text:span><text:span text:style-name="T1"/></text:p>
          </table:table-cell>
          <table:table-cell table:style-name="Táboa4.A1" office:value-type="string">
            <text:p text:style-name="P34" loext:marker-style-name="T1"><text:span text:style-name="T1">COD</text:span><text:span text:style-name="T1"/></text:p>
          </table:table-cell>
        </table:table-row>
        <table:table-row table:style-name="Táboa4.2">
          <table:table-cell table:style-name="Táboa4.A1" office:value-type="string">
            <text:p text:style-name="P42">CosteTotal</text:p>
          </table:table-cell>
          <table:table-cell table:style-name="Táboa4.A1" office:value-type="string">
            <text:p text:style-name="P39"/>
          </table:table-cell>
          <table:table-cell table:style-name="Táboa4.A1" office:value-type="string">
            <text:p text:style-name="P39"/>
          </table:table-cell>
          <table:table-cell table:style-name="Táboa4.A1" office:value-type="string">
            <text:p text:style-name="P42">V1</text:p>
          </table:table-cell>
          <table:table-cell table:style-name="Táboa4.A1" office:value-type="string">
            <text:p text:style-name="P40">=&lt;<text:span text:style-name="T22">0</text:span></text:p>
          </table:table-cell>
          <table:table-cell table:style-name="Táboa4.A1" office:value-type="string">
            <text:p text:style-name="P42">NV1</text:p>
          </table:table-cell>
        </table:table-row>
        <table:table-row table:style-name="Táboa4.2">
          <table:table-cell table:style-name="Táboa4.A1" office:value-type="string">
            <text:p text:style-name="P42">CosteTotal</text:p>
          </table:table-cell>
          <table:table-cell table:style-name="Táboa4.A1" office:value-type="string">
            <text:p text:style-name="P39"><text:s/><text:span text:style-name="T22">Rango</text:span></text:p>
          </table:table-cell>
          <table:table-cell table:style-name="Táboa4.A1" office:value-type="string">
            <text:p text:style-name="P40"><text:span text:style-name="T22">=1&gt;5</text:span></text:p>
          </table:table-cell>
          <table:table-cell table:style-name="Táboa4.A1" office:value-type="string">
            <text:p text:style-name="P42">V1</text:p>
          </table:table-cell>
          <table:table-cell table:style-name="Táboa4.A1" office:value-type="string">
            <text:p text:style-name="P40">&lt;<text:span text:style-name="T22">1</text:span></text:p>
          </table:table-cell>
          <table:table-cell table:style-name="Táboa4.A1" office:value-type="string">
            <text:p text:style-name="P42">NV2</text:p>
          </table:table-cell>
        </table:table-row>
        <table:table-row table:style-name="Táboa4.2">
          <table:table-cell table:style-name="Táboa4.A1" office:value-type="string">
            <text:p text:style-name="P42">CosteTotal</text:p>
          </table:table-cell>
          <table:table-cell table:style-name="Táboa4.A1" office:value-type="string">
            <text:p text:style-name="P42">Rango</text:p>
          </table:table-cell>
          <table:table-cell table:style-name="Táboa4.A1" office:value-type="string">
            <text:p text:style-name="P40"><text:s/><text:span text:style-name="T22">=5&gt;15</text:span></text:p>
          </table:table-cell>
          <table:table-cell table:style-name="Táboa4.A1" office:value-type="string">
            <text:p text:style-name="P42">V1</text:p>
          </table:table-cell>
          <table:table-cell table:style-name="Táboa4.A1" office:value-type="string">
            <text:p text:style-name="P40"/>
          </table:table-cell>
          <table:table-cell table:style-name="Táboa4.A1" office:value-type="string">
            <text:p text:style-name="P42">NV3</text:p>
          </table:table-cell>
        </table:table-row>
        <table:table-row table:style-name="Táboa4.2">
          <table:table-cell table:style-name="Táboa4.A1" office:value-type="string">
            <text:p text:style-name="P42">CosteTotal</text:p>
          </table:table-cell>
          <table:table-cell table:style-name="Táboa4.A1" office:value-type="string">
            <text:p text:style-name="P42">Rango</text:p>
          </table:table-cell>
          <table:table-cell table:style-name="Táboa4.A1" office:value-type="string">
            <text:p text:style-name="P39">&gt;<text:span text:style-name="T22">15</text:span></text:p>
          </table:table-cell>
          <table:table-cell table:style-name="Táboa4.A1" office:value-type="string">
            <text:p text:style-name="P42">V1</text:p>
          </table:table-cell>
          <table:table-cell table:style-name="Táboa4.A1" office:value-type="string">
            <text:p text:style-name="P39"/>
          </table:table-cell>
          <table:table-cell table:style-name="Táboa4.A1" office:value-type="string">
            <text:p text:style-name="P42">NV4</text:p>
          </table:table-cell>
        </table:table-row>
        <table:table-row table:style-name="Táboa4.2">
          <table:table-cell table:style-name="Táboa4.A1" office:value-type="string">
            <text:p text:style-name="P42">CosteTotal</text:p>
          </table:table-cell>
          <table:table-cell table:style-name="Táboa4.A1" office:value-type="string">
            <text:p text:style-name="P39"/>
          </table:table-cell>
          <table:table-cell table:style-name="Táboa4.A1" office:value-type="string">
            <text:p text:style-name="P39"/>
          </table:table-cell>
          <table:table-cell table:style-name="Táboa4.A1" office:value-type="string">
            <text:p text:style-name="P42">V1</text:p>
          </table:table-cell>
          <table:table-cell table:style-name="Táboa4.A1" office:value-type="string">
            <text:p text:style-name="P42">Strings</text:p>
          </table:table-cell>
          <table:table-cell table:style-name="Táboa4.A1" office:value-type="string">
            <text:p text:style-name="P42">NV5</text:p>
          </table:table-cell>
        </table:table-row>
        <table:table-row table:style-name="Táboa4.2">
          <table:table-cell table:style-name="Táboa4.A7" office:value-type="string">
            <text:p text:style-name="P42"/>
          </table:table-cell>
          <table:table-cell table:style-name="Táboa4.A7" office:value-type="string">
            <text:p text:style-name="P39"/>
          </table:table-cell>
          <table:table-cell table:style-name="Táboa4.A7" office:value-type="string">
            <text:p text:style-name="P39"/>
          </table:table-cell>
          <table:table-cell table:style-name="Táboa4.A7" office:value-type="string">
            <text:p text:style-name="P42"/>
          </table:table-cell>
          <table:table-cell table:style-name="Táboa4.A7" office:value-type="string">
            <text:p text:style-name="P40"/>
          </table:table-cell>
          <table:table-cell table:style-name="Táboa4.A7" office:value-type="string">
            <text:p text:style-name="P42"/>
          </table:table-cell>
        </table:table-row>
      </table:table>
      <text:p text:style-name="P35" loext:marker-style-name="T1"/>
      <text:p text:style-name="P35" loext:marker-style-name="T1"/>
      <text:p text:style-name="P35" loext:marker-style-name="T1"/>
      <text:p text:style-name="P35" loext:marker-style-name="T1"><text:soft-page-break/></text:p>
      <table:table table:name="Táboa5" table:style-name="Táboa5">
        <table:table-column table:style-name="Táboa5.A"/>
        <table:table-column table:style-name="Táboa5.B"/>
        <table:table-column table:style-name="Táboa5.C"/>
        <table:table-column table:style-name="Táboa5.D"/>
        <table:table-row table:style-name="Táboa5.1">
          <table:table-cell table:style-name="Táboa5.A1" office:value-type="string">
            <text:p text:style-name="P34" loext:marker-style-name="T1"><text:span text:style-name="T1">Caso de prueba</text:span><text:span text:style-name="T1"/></text:p>
          </table:table-cell>
          <table:table-cell table:style-name="Táboa5.A1" office:value-type="string">
            <text:p text:style-name="P34" loext:marker-style-name="T1"><text:span text:style-name="T1">Clase de equivalencia</text:span><text:span text:style-name="T1"/></text:p>
          </table:table-cell>
          <table:table-cell table:style-name="Táboa5.A1" office:value-type="string">
            <text:p text:style-name="P34" loext:marker-style-name="T1"><text:span text:style-name="T1">Condiciones de entrada</text:span><text:span text:style-name="T1"/></text:p>
          </table:table-cell>
          <table:table-cell table:style-name="Táboa5.A1" office:value-type="string">
            <text:p text:style-name="P34" loext:marker-style-name="T1"><text:span text:style-name="T1">Resultado esperado</text:span><text:span text:style-name="T1"/></text:p>
          </table:table-cell>
        </table:table-row>
        <table:table-row table:style-name="Táboa5.2">
          <table:table-cell table:style-name="Táboa5.A1" office:value-type="string">
            <text:p text:style-name="P42">CASO 1</text:p>
          </table:table-cell>
          <table:table-cell table:style-name="Táboa5.A1" office:value-type="string">
            <text:p text:style-name="P39"/>
          </table:table-cell>
          <table:table-cell table:style-name="Táboa5.A1" office:value-type="string">
            <text:p text:style-name="P42">0</text:p>
          </table:table-cell>
          <table:table-cell table:style-name="Táboa5.A1" office:value-type="string">
            <text:p text:style-name="P39"><text:s text:c="2"/><text:span text:style-name="T22">No válido</text:span></text:p>
          </table:table-cell>
        </table:table-row>
        <table:table-row table:style-name="Táboa5.2">
          <table:table-cell table:style-name="Táboa5.A1" office:value-type="string">
            <text:p text:style-name="P42">CASO 2</text:p>
          </table:table-cell>
          <table:table-cell table:style-name="Táboa5.A1" office:value-type="string">
            <text:p text:style-name="P39"/>
          </table:table-cell>
          <table:table-cell table:style-name="Táboa5.A1" office:value-type="string">
            <text:p text:style-name="P42">1</text:p>
          </table:table-cell>
          <table:table-cell table:style-name="Táboa5.A1" office:value-type="string">
            <text:p text:style-name="P42">Trayecto económico</text:p>
          </table:table-cell>
        </table:table-row>
        <table:table-row table:style-name="Táboa5.2">
          <table:table-cell table:style-name="Táboa5.A1" office:value-type="string">
            <text:p text:style-name="P42">CASO 3</text:p>
          </table:table-cell>
          <table:table-cell table:style-name="Táboa5.A1" office:value-type="string">
            <text:p text:style-name="P39"/>
          </table:table-cell>
          <table:table-cell table:style-name="Táboa5.A1" office:value-type="string">
            <text:p text:style-name="P42">4</text:p>
          </table:table-cell>
          <table:table-cell table:style-name="Táboa5.A1" office:value-type="string">
            <text:p text:style-name="P42">Trayecto económico</text:p>
          </table:table-cell>
        </table:table-row>
        <table:table-row table:style-name="Táboa5.2">
          <table:table-cell table:style-name="Táboa5.A5" office:value-type="string">
            <text:p text:style-name="P42">CASO 4</text:p>
          </table:table-cell>
          <table:table-cell table:style-name="Táboa5.A5" office:value-type="string">
            <text:p text:style-name="P39"/>
          </table:table-cell>
          <table:table-cell table:style-name="Táboa5.A5" office:value-type="string">
            <text:p text:style-name="P42">5</text:p>
          </table:table-cell>
          <table:table-cell table:style-name="Táboa5.A5" office:value-type="string">
            <text:p text:style-name="P42">Trayecto estándar</text:p>
          </table:table-cell>
        </table:table-row>
        <table:table-row table:style-name="Táboa5.2">
          <table:table-cell table:style-name="Táboa5.A5" office:value-type="string">
            <text:p text:style-name="P42">CASO 5</text:p>
          </table:table-cell>
          <table:table-cell table:style-name="Táboa5.A5" office:value-type="string">
            <text:p text:style-name="P39"/>
          </table:table-cell>
          <table:table-cell table:style-name="Táboa5.A5" office:value-type="string">
            <text:p text:style-name="P42">15</text:p>
          </table:table-cell>
          <table:table-cell table:style-name="Táboa5.A5" office:value-type="string">
            <text:p text:style-name="P42">Trayecto estándar</text:p>
          </table:table-cell>
        </table:table-row>
        <table:table-row table:style-name="Táboa5.2">
          <table:table-cell table:style-name="Táboa5.A5" office:value-type="string">
            <text:p text:style-name="P42">CASO 6</text:p>
          </table:table-cell>
          <table:table-cell table:style-name="Táboa5.A5" office:value-type="string">
            <text:p text:style-name="P39"/>
          </table:table-cell>
          <table:table-cell table:style-name="Táboa5.A5" office:value-type="string">
            <text:p text:style-name="P42">16</text:p>
          </table:table-cell>
          <table:table-cell table:style-name="Táboa5.A5" office:value-type="string">
            <text:p text:style-name="P42">Trayecto premium</text:p>
          </table:table-cell>
        </table:table-row>
        <table:table-row table:style-name="Táboa5.2">
          <table:table-cell table:style-name="Táboa5.A5" office:value-type="string">
            <text:p text:style-name="P42">CASO 7</text:p>
          </table:table-cell>
          <table:table-cell table:style-name="Táboa5.A5" office:value-type="string">
            <text:p text:style-name="P39"/>
          </table:table-cell>
          <table:table-cell table:style-name="Táboa5.A5" office:value-type="string">
            <text:p text:style-name="P42">dfaasd</text:p>
          </table:table-cell>
          <table:table-cell table:style-name="Táboa5.A5" office:value-type="string">
            <text:p text:style-name="P40"><text:s text:c="2"/>No válido</text:p>
          </table:table-cell>
        </table:table-row>
        <table:table-row table:style-name="Táboa5.2">
          <table:table-cell table:style-name="Táboa5.A5" office:value-type="string">
            <text:p text:style-name="P42">CASO 8</text:p>
          </table:table-cell>
          <table:table-cell table:style-name="Táboa5.A5" office:value-type="string">
            <text:p text:style-name="P39"/>
          </table:table-cell>
          <table:table-cell table:style-name="Táboa5.A5" office:value-type="string">
            <text:p text:style-name="P39"/>
          </table:table-cell>
          <table:table-cell table:style-name="Táboa5.A5" office:value-type="string">
            <text:p text:style-name="P39"/>
          </table:table-cell>
        </table:table-row>
        <table:table-row table:style-name="Táboa5.2">
          <table:table-cell table:style-name="Táboa5.A1" office:value-type="string">
            <text:p text:style-name="P42">CASO 9</text:p>
          </table:table-cell>
          <table:table-cell table:style-name="Táboa5.A1" office:value-type="string">
            <text:p text:style-name="P39"/>
          </table:table-cell>
          <table:table-cell table:style-name="Táboa5.A1" office:value-type="string">
            <text:p text:style-name="P39"/>
          </table:table-cell>
          <table:table-cell table:style-name="Táboa5.A1" office:value-type="string">
            <text:p text:style-name="P39"/>
            <text:p text:style-name="P39"/>
          </table:table-cell>
        </table:table-row>
      </table:table>
      <text:p text:style-name="P5" loext:marker-style-name="T1"><text:span text:style-name="T1"/></text:p>
      <text:p text:style-name="P5" loext:marker-style-name="T1"><text:span text:style-name="T1"/></text:p>
      <text:p text:style-name="P5" loext:marker-style-name="T1"><text:span text:style-name="T1"/></text:p>
      <text:p text:style-name="P5" loext:marker-style-name="T1"><text:span text:style-name="T1"/></text:p>
      <text:p text:style-name="P5" loext:marker-style-name="T1"><text:bookmark text:name="_topd2iacwrq3"/><text:span text:style-name="T1">Apartado 2: Diseño de Pruebas de Caja Blanca (1.5 puntos)</text:span><text:span text:style-name="T1"/></text:p>
      <text:p text:style-name="P8" loext:marker-style-name="T1"><text:span text:style-name="T1">Realiza el diseño de pruebas de caja blanca para el método </text:span><text:span text:style-name="T16">calcularTarifa()</text:span><text:span text:style-name="T1"> siguiendo los siguientes pasos:</text:span></text:p>
      <text:list text:continue-numbering="true" text:style-name="WWNum1">
        <text:list-item>
          <text:p text:style-name="P19" loext:marker-style-name="T11"><text:span text:style-name="T1">Obtener el </text:span><text:span text:style-name="T2">grafo de flujo</text:span><text:span text:style-name="T1">. Créalo utilizando Draw.io (versión de escritorio).</text:span></text:p>
          <text:list>
            <text:list-item>
              <text:p text:style-name="P21" loext:marker-style-name="T14"><text:span text:style-name="T1">Etiqueta los nodos con letras mayúsculas para definir más cómodamente los caminos.</text:span><text:span text:style-name="T12"/></text:p>
            </text:list-item>
            <text:list-item>
              <text:p text:style-name="P21" loext:marker-style-name="T14"><text:span text:style-name="T1">Numera las regiones resultantes.</text:span><text:span text:style-name="T12"/></text:p>
            </text:list-item>
          </text:list>
        </text:list-item>
        <text:list-item>
          <text:p text:style-name="P19" loext:marker-style-name="T11"><text:span text:style-name="T1">Calcular la </text:span><text:span text:style-name="T2">complejidad ciclomática</text:span><text:span text:style-name="T1"> utilizando las 3 fórmulas conocidas.</text:span></text:p>
        </text:list-item>
        <text:list-item>
          <text:p text:style-name="P19" loext:marker-style-name="T11"><text:span text:style-name="T1">Definir los </text:span><text:span text:style-name="T2">caminos de prueba</text:span><text:span text:style-name="T1">.</text:span></text:p>
        </text:list-item>
        <text:list-item>
          <text:p text:style-name="P20" loext:marker-style-name="T11"><text:span text:style-name="T1">Diseñar los </text:span><text:span text:style-name="T2">casos de prueba</text:span><text:span text:style-name="T1"> con los datos de entrada y salida esperados.</text:span></text:p>
        </text:list-item>
      </text:list>
      <text:p text:style-name="P8" loext:marker-style-name="T1"><text:span text:style-name="T1">Deberás entregar el fichero drawio creado (extensión .drawio) así como exportado en formato .png, y añadirlo a la memoria en el apartado correspondiente. Añade también </text:span><text:soft-page-break/><text:span text:style-name="T1">todas las aclaraciones y decisiones respecto al cálculo de complejidad ciclomática, obtención de caminos de prueba y los casos de prueba resultantes.</text:span><text:span text:style-name="T1"/></text:p>
      <text:p text:style-name="P5" loext:marker-style-name="T1"><text:bookmark text:name="_nf73hq2skjr7"/><text:span text:style-name="T1">Apartado 3: Implementación y Ejecución de Tests en JUnit (1.5 puntos)</text:span><text:span text:style-name="T1"/></text:p>
      <text:p text:style-name="P11" loext:marker-style-name="T1"><text:span text:style-name="T1">Crea una clase </text:span><text:span text:style-name="T16">GestorTaxisTest</text:span><text:span text:style-name="T1"> que contenga los tests para la clase </text:span><text:span text:style-name="T16">GestorTaxi</text:span><text:span text:style-name="T1">.</text:span></text:p>
      <text:list text:continue-numbering="true" text:style-name="WWNum1">
        <text:list-item>
          <text:p text:style-name="P19" loext:marker-style-name="T11"><text:span text:style-name="T1">Implementar las pruebas unitarias en </text:span><text:span text:style-name="T2">JUnit 5</text:span><text:span text:style-name="T1"> a partir del diseño de tests de caja blanca para el método </text:span><text:span text:style-name="T16">calcularTarifa()</text:span><text:span text:style-name="T1">.</text:span></text:p>
        </text:list-item>
        <text:list-item>
          <text:p text:style-name="P19" loext:marker-style-name="T11"><text:span text:style-name="T1">Crea un </text:span><text:span text:style-name="T2">test parametrizado</text:span><text:span text:style-name="T1"> para probar al menos 5 conjuntos de valores diferentes de parámetros para el método </text:span><text:span text:style-name="T16">calcularTarifa()</text:span><text:span text:style-name="T1">, diferentes a los tests diseñados a partir del método de caja blanca (valores válidos).</text:span></text:p>
        </text:list-item>
        <text:list-item>
          <text:p text:style-name="P19" loext:marker-style-name="T14"><text:span text:style-name="T1">Ejecuta todos los tests, comprueba que todos pasan y realiza capturas de pantalla de la ejecución.</text:span><text:span text:style-name="T12"/></text:p>
        </text:list-item>
        <text:list-item>
          <text:p text:style-name="P19" loext:marker-style-name="T11"><text:span text:style-name="T1">Utilizando la extensión </text:span><text:span text:style-name="T16">MetricsReloaded</text:span><text:span text:style-name="T1">, comprueba que la complejidad ciclomática del método </text:span><text:span text:style-name="T16">calcularTarifa()</text:span><text:span text:style-name="T1"> es la esperada y coincide con la calculada a partir del grafo de flujo.</text:span></text:p>
        </text:list-item>
        <text:list-item>
          <text:p text:style-name="P20" loext:marker-style-name="T14"><text:span text:style-name="T1">Realiza una ejecución de test con cobertura de código, comprueba que se alcanza una cobertura del 100% con los métodos diseñados mediante la técnica de caja blanca, y realiza capturas de pantalla de la ejecución.</text:span><text:span text:style-name="T12"/></text:p>
        </text:list-item>
      </text:list>
      <text:p text:style-name="P3" loext:marker-style-name="T1"><text:bookmark text:name="_2mcmjm8vifxr"/><text:span text:style-name="T1">RESUMEN DE ENTREGA</text:span><text:span text:style-name="T1"/></text:p>
      <text:p text:style-name="P8" loext:marker-style-name="T4"><text:span text:style-name="T1">A modo resumen, deberás entregar, tras realizar los ejercicios, un archivo comprimido con la siguiente estructura</text:span><text:span text:style-name="T4"/></text:p>
      <text:list text:style-name="WWNum3">
        <text:list-item>
          <text:p text:style-name="P24" loext:marker-style-name="T6"><text:span text:style-name="T6">apellido_nombre_examen_cd_t2.zip</text:span><text:span text:style-name="T6"/></text:p>
          <text:list>
            <text:list-item>
              <text:p text:style-name="P25" loext:marker-style-name="T6"><text:span text:style-name="T6">apellido_nombre_examen_cd_t2.pdf (memoria)</text:span><text:span text:style-name="T6"/></text:p>
            </text:list-item>
            <text:list-item>
              <text:p text:style-name="P25" loext:marker-style-name="T6"><text:span text:style-name="T6">ejer1/</text:span><text:span text:style-name="T6"/></text:p>
              <text:list>
                <text:list-item>
                  <text:p text:style-name="P26" loext:marker-style-name="T6"><text:span text:style-name="T6">apellidos_nombre_ejer1_cd_t2.drawio</text:span><text:span text:style-name="T6"/></text:p>
                </text:list-item>
                <text:list-item>
                  <text:p text:style-name="P26" loext:marker-style-name="T6"><text:span text:style-name="T6">apellidos_nombre_ejer1_cd_t2.png</text:span><text:span text:style-name="T6"/></text:p>
                </text:list-item>
              </text:list>
            </text:list-item>
            <text:list-item>
              <text:p text:style-name="P25" loext:marker-style-name="T6"><text:span text:style-name="T6">ejer2/ </text:span><text:span text:style-name="T6"/></text:p>
              <text:list>
                <text:list-item>
                  <text:p text:style-name="P26" loext:marker-style-name="T6"><text:span text:style-name="T6">apellidos_nombre_ejer2_cd_t2.drawio</text:span><text:span text:style-name="T6"/></text:p>
                </text:list-item>
                <text:list-item>
                  <text:p text:style-name="P26" loext:marker-style-name="T6"><text:span text:style-name="T6">apellidos_nombre_ejer2_cd_t2/</text:span><text:span text:style-name="T6"/></text:p>
                  <text:list>
                    <text:list-item>
                      <text:p text:style-name="P27" loext:marker-style-name="T6"><text:span text:style-name="T6">.idea</text:span><text:span text:style-name="T6"/></text:p>
                      <text:list>
                        <text:list-item>
                          <text:p text:style-name="P29" loext:marker-style-name="T6"><text:span text:style-name="T6">…</text:span><text:span text:style-name="T6"/></text:p>
                        </text:list-item>
                      </text:list>
                    </text:list-item>
                    <text:list-item>
                      <text:p text:style-name="P27" loext:marker-style-name="T6"><text:span text:style-name="T6">out</text:span><text:span text:style-name="T6"/></text:p>
                      <text:list>
                        <text:list-item>
                          <text:p text:style-name="P29" loext:marker-style-name="T6"><text:span text:style-name="T6">…</text:span><text:span text:style-name="T6"/></text:p>
                        </text:list-item>
                      </text:list>
                    </text:list-item>
                    <text:list-item>
                      <text:p text:style-name="P27" loext:marker-style-name="T6"><text:span text:style-name="T6">src</text:span><text:span text:style-name="T6"/></text:p>
                      <text:list>
                        <text:list-item>
                          <text:p text:style-name="P29" loext:marker-style-name="T7"><text:span text:style-name="T6">…</text:span><text:span text:style-name="T7"/></text:p>
                          <text:list>
                            <text:list-item>
                              <text:p text:style-name="P30" loext:marker-style-name="T6"><text:span text:style-name="T6">GestorTaxi.java</text:span><text:span text:style-name="T6"/></text:p>
                            </text:list-item>
                          </text:list>
                        </text:list-item>
                      </text:list>
                    </text:list-item>
                    <text:list-item>
                      <text:p text:style-name="P27" loext:marker-style-name="T7"><text:span text:style-name="T6">test</text:span><text:span text:style-name="T7"/></text:p>
                      <text:list>
                        <text:list-item>
                          <text:p text:style-name="P29" loext:marker-style-name="T7"><text:span text:style-name="T6">…</text:span><text:span text:style-name="T7"/></text:p>
                          <text:list>
                            <text:list-item>
                              <text:p text:style-name="P30" loext:marker-style-name="T7"><text:soft-page-break/><text:span text:style-name="T6">GestorTaxiTest.java</text:span><text:span text:style-name="T7"/></text:p>
                            </text:list-item>
                          </text:list>
                        </text:list-item>
                      </text:list>
                    </text:list-item>
                    <text:list-item>
                      <text:p text:style-name="P28" loext:marker-style-name="T6"><text:span text:style-name="T6">pom.xml</text:span><text:span text:style-name="T6"/></text:p>
                    </text:list-item>
                  </text:list>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ystem" style:font-pitch="variable"/>
    <style:font-face style:name="Arial2" svg:font-family="Arial" style:font-adornments="Regular" style:font-family-generic="swiss" style:font-pitch="variable"/>
    <style:font-face style:name="Calibri" svg:font-family="Calibri" style:font-pitch="variable"/>
    <style:font-face style:name="Calibri1" svg:font-family="Calibri" style:font-family-generic="system" style:font-pitch="variable"/>
    <style:font-face style:name="Consolas" svg:font-family="Consolas" style:font-pitch="variable"/>
    <style:font-face style:name="Consolas1" svg:font-family="Consolas" style:font-family-generic="system" style:font-pitch="variable"/>
    <style:font-face style:name="Georgia" svg:font-family="Georgia"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cm" fo:margin-bottom="0.282cm" style:contextual-spacing="false" fo:line-height="108%" fo:text-align="start" style:justify-single-word="false" fo:orphans="0" fo:widows="0" style:writing-mode="lr-tb"/>
    </style:style>
    <style:style style:name="Heading_20_1" style:display-name="Heading 1" style:family="paragraph" style:parent-style-name="normal" style:next-style-name="normal" style:class="text">
      <loext:graphic-properties draw:fill="none" draw:fill-color="#ffffff"/>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background-color="transparent" fo:padding="0cm" fo:border="none" style:shadow="none" fo:keep-with-next="always" style:join-border="false"/>
      <style:text-properties fo:font-variant="normal" fo:text-transform="none" fo:color="#000000" loext:opacity="100%" style:text-line-through-style="none" style:text-line-through-type="none" style:text-position="0% 100%" style:font-name="Calibri" fo:font-family="Calibri" style:font-pitch="variable" fo:font-size="24pt" fo:font-style="normal" style:text-underline-style="none" fo:font-weight="bold" fo:background-color="transparent" style:font-name-asian="Calibri1" style:font-family-asian="Calibri" style:font-family-generic-asian="system" style:font-pitch-asian="variable" style:font-size-asian="24pt" style:font-style-asian="normal" style:font-weight-asian="bold" style:font-name-complex="Calibri1" style:font-family-complex="Calibri" style:font-family-generic-complex="system" style:font-pitch-complex="variable" style:font-size-complex="24pt"/>
    </style:style>
    <style:style style:name="Heading_20_2" style:display-name="Heading 2" style:family="paragraph" style:parent-style-name="normal" style:next-style-name="normal" style:class="text">
      <loext:graphic-properties draw:fill="none" draw:fill-color="#ffffff"/>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background-color="transparent" fo:padding="0cm" fo:border="none" style:shadow="none" fo:keep-with-next="always" style:join-border="false"/>
      <style:text-properties fo:font-variant="normal" fo:text-transform="none" fo:color="#000000" loext:opacity="100%" style:text-line-through-style="none" style:text-line-through-type="none" style:text-position="0% 100%" style:font-name="Calibri" fo:font-family="Calibri" style:font-pitch="variable" fo:font-size="18pt" fo:font-style="normal" style:text-underline-style="none" fo:font-weight="bold" fo:background-color="transparent" style:font-name-asian="Calibri1" style:font-family-asian="Calibri" style:font-family-generic-asian="system" style:font-pitch-asian="variable" style:font-size-asian="18pt" style:font-style-asian="normal" style:font-weight-asian="bold" style:font-name-complex="Calibri1" style:font-family-complex="Calibri" style:font-family-generic-complex="system" style:font-pitch-complex="variable" style:font-size-complex="18pt"/>
    </style:style>
    <style:style style:name="Heading_20_3" style:display-name="Heading 3" style:family="paragraph" style:parent-style-name="normal" style:next-style-name="normal" style:class="text">
      <loext:graphic-properties draw:fill="none" draw:fill-color="#ffffff"/>
      <style:paragraph-properties fo:margin-left="0cm" fo:margin-right="0cm" fo:margin-top="0.494cm" fo:margin-bottom="0.141cm" style:contextual-spacing="false" fo:line-height="100%" fo:text-align="start" style:justify-single-word="false" fo:keep-together="always" fo:orphans="2" fo:widows="2" fo:text-indent="0cm" style:auto-text-indent="false" fo:break-before="auto" fo:break-after="auto" fo:background-color="transparent" fo:padding="0cm" fo:border="none" style:shadow="none" fo:keep-with-next="always" style:join-border="false"/>
      <style:text-properties fo:font-variant="normal" fo:text-transform="none" fo:color="#000000" loext:opacity="100%" style:text-line-through-style="none" style:text-line-through-type="none" style:text-position="0% 100%" style:font-name="Calibri" fo:font-family="Calibri" style:font-pitch="variable" fo:font-size="14pt" fo:font-style="normal" style:text-underline-style="none" fo:font-weight="bold" fo:background-color="transparent"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normal" style:class="text">
      <loext:graphic-properties draw:fill="none" draw:fill-color="#ffffff"/>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background-color="transparent" fo:padding="0cm" fo:border="none" style:shadow="none" fo:keep-with-next="always" style:join-border="false"/>
      <style:text-properties fo:font-variant="normal" fo:text-transform="none" fo:color="#000000" loext:opacity="100%" style:text-line-through-style="none" style:text-line-through-type="none" style:text-position="0% 100%" style:font-name="Calibri" fo:font-family="Calibri" style:font-pitch="variable" fo:font-size="12pt" fo:font-style="normal" style:text-underline-style="none" fo:font-weight="bold" fo:background-color="transparent"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normal" style:class="text">
      <loext:graphic-properties draw:fill="none" draw:fill-color="#ffffff"/>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background-color="transparent" fo:padding="0cm" fo:border="none" style:shadow="none" fo:keep-with-next="always" style:join-border="false"/>
      <style:text-properties fo:font-variant="normal" fo:text-transform="none" fo:color="#000000" loext:opacity="100%" style:text-line-through-style="none" style:text-line-through-type="none" style:text-position="0% 100%" style:font-name="Calibri" fo:font-family="Calibri" style:font-pitch="variable" fo:font-size="11pt" fo:font-style="normal" style:text-underline-style="none" fo:font-weight="bold" fo:background-color="transparent"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normal" style:class="text">
      <loext:graphic-properties draw:fill="none" draw:fill-color="#ffffff"/>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background-color="transparent" fo:padding="0cm" fo:border="none" style:shadow="none" fo:keep-with-next="always" style:join-border="false"/>
      <style:text-properties fo:font-variant="normal" fo:text-transform="none" fo:color="#000000" loext:opacity="100%" style:text-line-through-style="none" style:text-line-through-type="none" style:text-position="0% 100%" style:font-name="Calibri" fo:font-family="Calibri" style:font-pitch="variable" fo:font-size="10pt" fo:font-style="normal" style:text-underline-style="none" fo:font-weight="bold" fo:background-color="transparent"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Title" style:family="paragraph" style:parent-style-name="normal" style:next-style-name="normal" style:class="chapter">
      <loext:graphic-properties draw:fill="none" draw:fill-color="#ffffff"/>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background-color="transparent" fo:padding="0cm" fo:border="none" style:shadow="none" fo:keep-with-next="always" style:join-border="false"/>
      <style:text-properties fo:font-variant="normal" fo:text-transform="none" fo:color="#000000" loext:opacity="100%" style:text-line-through-style="none" style:text-line-through-type="none" style:text-position="0% 100%" style:font-name="Calibri" fo:font-family="Calibri" style:font-pitch="variable" fo:font-size="36pt" fo:font-style="normal" style:text-underline-style="none" fo:font-weight="bold" fo:background-color="transparent" style:font-name-asian="Calibri1" style:font-family-asian="Calibri" style:font-family-generic-asian="system" style:font-pitch-asian="variable" style:font-size-asian="36pt" style:font-style-asian="normal" style:font-weight-asian="bold" style:font-name-complex="Calibri1" style:font-family-complex="Calibri" style:font-family-generic-complex="system" style:font-pitch-complex="variable" style:font-size-complex="36pt"/>
    </style:style>
    <style:style style:name="Subtitle" style:family="paragraph" style:parent-style-name="normal" style:next-style-name="normal" style:class="chapter">
      <loext:graphic-properties draw:fill="none" draw:fill-color="#ffffff"/>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background-color="transparent" fo:padding="0cm" fo:border="none" style:shadow="none" fo:keep-with-next="always" style:join-border="false"/>
      <style:text-properties fo:font-variant="normal" fo:text-transform="none" fo:color="#666666" loext:opacity="100%" style:text-line-through-style="none" style:text-line-through-type="none" style:text-position="0% 100%" style:font-name="Georgia" fo:font-family="Georgia" style:font-pitch="variable" fo:font-size="24pt" fo:font-style="italic" style:text-underline-style="none" fo:font-weight="normal" fo:background-color="transparent"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variant="normal" fo:text-transform="none" fo:color="#000000" loext:opacity="100%" style:text-line-through-style="none" style:text-line-through-type="none" style:text-position="0% 100%" style:font-name="Arial" fo:font-family="Arial"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variant="normal" fo:text-transform="none"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Arial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style:paragraph-properties fo:margin-top="0cm" fo:margin-bottom="0.282cm" style:contextual-spacing="false" fo:line-height="100%"/>
    </style:style>
    <style:style style:name="MP2" style:family="paragraph" style:parent-style-name="normal">
      <style:paragraph-properties fo:margin-top="0.353cm" fo:margin-bottom="0.282cm" style:contextual-spacing="false" fo:line-height="100%" fo:text-align="end" style:justify-single-word="false"/>
    </style:style>
    <style:style style:name="MT1" style:family="text">
      <style:text-properties style:font-name="Arial" style:font-name-asian="Arial1" style:font-name-complex="Arial1"/>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59cm" fo:page-height="27.94cm" style:num-format="1" style:print-orientation="portrait" fo:margin-top="2.499cm" fo:margin-bottom="2cm" fo:margin-left="3cm" fo:margin-right="3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9cm" fo:margin-left="0cm" fo:margin-right="0cm" fo:margin-top="0.3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1.535cm" svg:y="-1.905cm" svg:width="19.101cm" svg:height="1.829cm" draw:z-index="8"><draw:image xlink:href="Pictures/10000001000005BF0000008B8039C833.png" xlink:type="simple" xlink:show="embed" xlink:actuate="onLoad" draw:mime-type="image/png"/></draw:frame></text:p>
      </style:header>
      <style:footer>
        <text:p text:style-name="MP2" loext:marker-style-name="MT1"><text:span text:style-name="MT1">Página </text:span><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dc:date>2025-04-03T18:02:30.154000000</dc:date>
    <meta:editing-duration>PT1H26M37S</meta:editing-duration>
    <meta:editing-cycles>3</meta:editing-cycles>
    <meta:document-statistic meta:table-count="5" meta:image-count="1" meta:object-count="0" meta:page-count="9" meta:paragraph-count="190" meta:word-count="1742" meta:character-count="10939" meta:non-whitespace-character-count="9137"/>
    <meta:user-defined meta:name="AppVersion">16.0000</meta:user-defined>
  </office:meta>
</office:document-meta>
</file>